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5.2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73.84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69.85pt"/>
    </style:style>
    <style:style style:name="co14" style:family="table-column">
      <style:table-column-properties fo:break-before="auto" style:column-width="54.79pt"/>
    </style:style>
    <style:style style:name="co15" style:family="table-column">
      <style:table-column-properties fo:break-before="auto" style:column-width="78.55pt"/>
    </style:style>
    <style:style style:name="co16" style:family="table-column">
      <style:table-column-properties fo:break-before="auto" style:column-width="72.99pt"/>
    </style:style>
    <style:style style:name="co17" style:family="table-column">
      <style:table-column-properties fo:break-before="auto" style:column-width="103.95pt"/>
    </style:style>
    <style:style style:name="co18" style:family="table-column">
      <style:table-column-properties fo:break-before="auto" style:column-width="108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5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39.54pt" fo:break-before="auto" style:use-optimal-row-height="true"/>
    </style:style>
    <style:style style:name="ro8" style:family="table-row">
      <style:table-row-properties style:row-height="52.21pt" fo:break-before="auto" style:use-optimal-row-height="true"/>
    </style:style>
    <style:style style:name="ta1" style:family="table" style:master-page-name="PageStyle_5f_Ties_20_Thermal_20_Vulnerability">
      <style:table-properties table:display="true" style:writing-mode="lr-tb"/>
    </style:style>
    <style:style style:name="ta2" style:family="table" style:master-page-name="PageStyle_5f_Voltage_20_and_20_Phase_20_Fractional_20_Populations">
      <style:table-properties table:display="true" style:writing-mode="lr-tb"/>
    </style:style>
    <style:style style:name="ta3" style:family="table" style:master-page-name="PageStyle_5f_GIC_20_per_20_Phase_20_per_20_Unit_20_Fiel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3c78d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rm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2" table:number-columns-repeated="9" table:default-cell-style-name="Default"/>
        <table:table-row table:style-name="ro1">
          <table:table-cell table:style-name="ce1" office:value-type="string" calcext:value-type="string">
            <text:p>Approximate Voltage Class</text:p>
          </table:table-cell>
          <table:table-cell table:style-name="ce1" office:value-type="string" calcext:value-type="string">
            <text:p>Voltage Rating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VA</text:p>
          </table:table-cell>
          <table:table-cell table:style-name="ce1" office:value-type="string" calcext:value-type="string">
            <text:p>wound limb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Estimated GIC per Phase Per Unit E field (A/(V/km))</text:p>
          </table:table-cell>
          <table:table-cell table:style-name="ce1" office:value-type="string" calcext:value-type="string">
            <text:p>Estimated Fractional Population of the voltage and phase class</text:p>
          </table:table-cell>
          <table:table-cell table:style-name="ce1" office:value-type="string" calcext:value-type="string">
            <text:p>Assumed Fractional Population For this voltage class and phase</text:p>
          </table:table-cell>
          <table:table-cell table:style-name="ce1" office:value-type="string" calcext:value-type="string">
            <text:p>This transformer type fractional population</text:p>
          </table:table-cell>
          <table:table-cell table:style-name="ce1" office:value-type="string" calcext:value-type="string">
            <text:p>Asymptotic Temp rise at 100 A GIC ( design 2)</text:p>
          </table:table-cell>
          <table:table-cell table:style-name="ce1" office:value-type="string" calcext:value-type="string">
            <text:p>Asymptotic <text:s/>Temp rise at 200 A GIC (design 2)</text:p>
          </table:table-cell>
          <table:table-cell table:style-name="ce1" office:value-type="string" calcext:value-type="string">
            <text:p>Asymptotic <text:s/>Temp Rise per unit E field: slope ((degrees C)*(V/km)^-1)</text:p>
          </table:table-cell>
          <table:table-cell table:style-name="ce1" office:value-type="string" calcext:value-type="string">
            <text:p>Asymptotic <text:s/>Temp Rise per unit E field: offset (degrees C)</text:p>
          </table:table-cell>
          <table:table-cell table:style-name="ce1" office:value-type="string" calcext:value-type="string">
            <text:p>This transformer age 25-40 (25% of transformers, 160C short term limit) Fractional Population </text:p>
          </table:table-cell>
          <table:table-cell table:style-name="ce1" office:value-type="string" calcext:value-type="string">
            <text:p>This transformer age 0-25 (36% of transformers, 180C short term limit) Fractional Population </text:p>
          </table:table-cell>
          <table:table-cell table:style-name="ce1" office:value-type="string" calcext:value-type="string">
            <text:p>This transformer age &gt;40 (39% of transformers, 140C short term limit) Fractional Population </text:p>
          </table:table-cell>
          <table:table-cell table:style-name="ce12" office:value-type="string" calcext:value-type="string">
            <text:p>height y axis (pixels)</text:p>
          </table:table-cell>
          <table:table-cell table:style-name="ce12" office:value-type="string" calcext:value-type="string">
            <text:p>Temp range y axis (K)</text:p>
          </table:table-cell>
          <table:table-cell table:style-name="ce12" office:value-type="string" calcext:value-type="string">
            <text:p>width x axis (pixels)</text:p>
          </table:table-cell>
          <table:table-cell table:style-name="ce12" office:value-type="string" calcext:value-type="string">
            <text:p>Time range x axis (seconds)</text:p>
          </table:table-cell>
          <table:table-cell table:style-name="ce12" office:value-type="string" calcext:value-type="string">
            <text:p>Height 100C to 200C (pixels)</text:p>
          </table:table-cell>
          <table:table-cell table:style-name="ce12" office:value-type="string" calcext:value-type="string">
            <text:p>63% of height (px)</text:p>
          </table:table-cell>
          <table:table-cell table:style-name="ce12" office:value-type="string" calcext:value-type="string">
            <text:p>pixels along x for 63% height</text:p>
          </table:table-cell>
          <table:table-cell table:style-name="ce12" office:value-type="string" calcext:value-type="string">
            <text:p>time constant (s)</text:p>
          </table:table-cell>
          <table:table-cell table:style-name="ce12" office:value-type="string" calcext:value-type="string">
            <text:p>time constant (m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me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op25to40</text:p>
          </table:table-cell>
          <table:table-cell office:value-type="string" calcext:value-type="string">
            <text:p>pop0to25</text:p>
          </table:table-cell>
          <table:table-cell office:value-type="string" calcext:value-type="string">
            <text:p>pop40plus</text:p>
          </table:table-cell>
          <table:table-cell table:style-name="ce12" table:number-columns-repeated="7"/>
          <table:table-cell table:style-name="ce12" office:value-type="string" calcext:value-type="string">
            <text:p>tau</text:p>
          </table:table-cell>
          <table:table-cell table:style-name="ce12"/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6" calcext:value-type="float">
            <text:p>526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</text:p>
          </table:table-cell>
          <table:table-cell table:style-name="ce15" office:value-type="float" office:value="92" calcext:value-type="float">
            <text:p>92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3]*[.J3]" office:value-type="float" office:value="0.0153524866257182" calcext:value-type="float">
            <text:p>0.015352486625718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4" office:value-type="float" office:value="167.2" calcext:value-type="float">
            <text:p>167.2</text:p>
          </table:table-cell>
          <table:table-cell table:style-name="ce24" table:formula="of:=([.N3]-[.M3])/100*[.I3]" office:value-type="float" office:value="6.21599999999999" calcext:value-type="float">
            <text:p>6.21599999999999</text:p>
          </table:table-cell>
          <table:table-cell table:style-name="ce24" table:formula="of:=[.N3]-(([.N3]-[.M3])/100)*200" office:value-type="float" office:value="133.6" calcext:value-type="float">
            <text:p>133.6</text:p>
          </table:table-cell>
          <table:table-cell table:style-name="ce20" table:formula="of:=0.25*[.L3]" office:value-type="float" office:value="0.00383812165642956" calcext:value-type="float">
            <text:p>0.00383812165643</text:p>
          </table:table-cell>
          <table:table-cell table:style-name="ce20" table:formula="of:=0.36*[.L3]" office:value-type="float" office:value="0.00552689518525857" calcext:value-type="float">
            <text:p>0.005526895185259</text:p>
          </table:table-cell>
          <table:table-cell table:style-name="ce20" table:formula="of:=0.39*[.L3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29" calcext:value-type="float">
            <text:p>29</text:p>
          </table:table-cell>
          <table:table-cell table:style-name="ce20" table:formula="of:=0.63*[.X3]" office:value-type="float" office:value="18.27" calcext:value-type="float">
            <text:p>18.2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Z3]/[.V3]*[.W3]" office:value-type="float" office:value="504.841402337229" calcext:value-type="float">
            <text:p>504.841402337229</text:p>
          </table:table-cell>
          <table:table-cell table:style-name="ce20" table:formula="of:=[.AA3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2</text:p>
          </table:table-cell>
          <table:table-cell table:style-name="ce15" office:value-type="float" office:value="374" calcext:value-type="float">
            <text:p>374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4]*[.J4]" office:value-type="float" office:value="0.0153524866257182" calcext:value-type="float">
            <text:p>0.015352486625718</text:p>
          </table:table-cell>
          <table:table-cell table:style-name="ce24" office:value-type="float" office:value="152.4" calcext:value-type="float">
            <text:p>152.4</text:p>
          </table:table-cell>
          <table:table-cell table:style-name="ce24" office:value-type="float" office:value="187.3" calcext:value-type="float">
            <text:p>187.3</text:p>
          </table:table-cell>
          <table:table-cell table:style-name="ce24" table:formula="of:=([.N4]-[.M4])/100*[.I4]" office:value-type="float" office:value="12.913" calcext:value-type="float">
            <text:p>12.913</text:p>
          </table:table-cell>
          <table:table-cell table:style-name="ce24" table:formula="of:=[.N4]-(([.N4]-[.M4])/100)*200" office:value-type="float" office:value="117.5" calcext:value-type="float">
            <text:p>117.5</text:p>
          </table:table-cell>
          <table:table-cell table:style-name="ce20" table:formula="of:=0.25*[.L4]" office:value-type="float" office:value="0.00383812165642956" calcext:value-type="float">
            <text:p>0.00383812165643</text:p>
          </table:table-cell>
          <table:table-cell table:style-name="ce20" table:formula="of:=0.36*[.L4]" office:value-type="float" office:value="0.00552689518525857" calcext:value-type="float">
            <text:p>0.005526895185259</text:p>
          </table:table-cell>
          <table:table-cell table:style-name="ce20" table:formula="of:=0.39*[.L4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X4]" office:value-type="float" office:value="34.02" calcext:value-type="float">
            <text:p>34.02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Z4]/[.V4]*[.W4]" office:value-type="float" office:value="504.841402337229" calcext:value-type="float">
            <text:p>504.841402337229</text:p>
          </table:table-cell>
          <table:table-cell table:style-name="ce20" table:formula="of:=[.AA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3</text:p>
          </table:table-cell>
          <table:table-cell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5]*[.J5]" office:value-type="float" office:value="0.0153524866257182" calcext:value-type="float">
            <text:p>0.015352486625718</text:p>
          </table:table-cell>
          <table:table-cell table:style-name="ce24" office:value-type="float" office:value="140.1" calcext:value-type="float">
            <text:p>140.1</text:p>
          </table:table-cell>
          <table:table-cell table:style-name="ce24" office:value-type="float" office:value="175.8" calcext:value-type="float">
            <text:p>175.8</text:p>
          </table:table-cell>
          <table:table-cell table:style-name="ce24" table:formula="of:=([.N5]-[.M5])/100*[.I5]" office:value-type="float" office:value="13.209" calcext:value-type="float">
            <text:p>13.209</text:p>
          </table:table-cell>
          <table:table-cell table:style-name="ce24" table:formula="of:=[.N5]-(([.N5]-[.M5])/100)*200" office:value-type="float" office:value="104.4" calcext:value-type="float">
            <text:p>104.4</text:p>
          </table:table-cell>
          <table:table-cell table:style-name="ce20" table:formula="of:=0.25*[.L5]" office:value-type="float" office:value="0.00383812165642956" calcext:value-type="float">
            <text:p>0.00383812165643</text:p>
          </table:table-cell>
          <table:table-cell table:style-name="ce20" table:formula="of:=0.36*[.L5]" office:value-type="float" office:value="0.00552689518525857" calcext:value-type="float">
            <text:p>0.005526895185259</text:p>
          </table:table-cell>
          <table:table-cell table:style-name="ce20" table:formula="of:=0.39*[.L5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X5]" office:value-type="float" office:value="30.24" calcext:value-type="float">
            <text:p>30.24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[.Z5]/[.V5]*[.W5]" office:value-type="float" office:value="396.661101836394" calcext:value-type="float">
            <text:p>396.661101836394</text:p>
          </table:table-cell>
          <table:table-cell table:style-name="ce20" table:formula="of:=[.AA5]/60" office:value-type="float" office:value="6.6110183639399" calcext:value-type="float">
            <text:p>6.6110183639399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4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6]*[.J6]" office:value-type="float" office:value="0.0138404993065187" calcext:value-type="float">
            <text:p>0.013840499306519</text:p>
          </table:table-cell>
          <table:table-cell table:style-name="ce24" office:value-type="float" office:value="171.6" calcext:value-type="float">
            <text:p>171.6</text:p>
          </table:table-cell>
          <table:table-cell table:style-name="ce24" office:value-type="float" office:value="220.5" calcext:value-type="float">
            <text:p>220.5</text:p>
          </table:table-cell>
          <table:table-cell table:style-name="ce24" table:formula="of:=([.N6]-[.M6])/100*[.I6]" office:value-type="float" office:value="18.093" calcext:value-type="float">
            <text:p>18.093</text:p>
          </table:table-cell>
          <table:table-cell table:style-name="ce24" table:formula="of:=[.N6]-(([.N6]-[.M6])/100)*200" office:value-type="float" office:value="122.7" calcext:value-type="float">
            <text:p>122.7</text:p>
          </table:table-cell>
          <table:table-cell table:style-name="ce24" table:formula="of:=0.25*[.L6]" office:value-type="float" office:value="0.00346012482662968" calcext:value-type="float">
            <text:p>0.00346012482663</text:p>
          </table:table-cell>
          <table:table-cell table:style-name="ce20" table:formula="of:=0.36*[.L6]" office:value-type="float" office:value="0.00498257975034674" calcext:value-type="float">
            <text:p>0.004982579750347</text:p>
          </table:table-cell>
          <table:table-cell table:style-name="ce24" table:formula="of:=0.39*[.L6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X6]" office:value-type="float" office:value="30.24" calcext:value-type="float">
            <text:p>30.24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[.Z6]/[.V6]*[.W6]" office:value-type="float" office:value="324.540901502504" calcext:value-type="float">
            <text:p>324.540901502504</text:p>
          </table:table-cell>
          <table:table-cell table:style-name="ce20" table:formula="of:=[.AA6]/60" office:value-type="float" office:value="5.40901502504174" calcext:value-type="float">
            <text:p>5.40901502504174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5</text:p>
          </table:table-cell>
          <table:table-cell table:style-name="ce15" office:value-type="float" office:value="560" calcext:value-type="float">
            <text:p>56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7]*[.J7]" office:value-type="float" office:value="0.0138404993065187" calcext:value-type="float">
            <text:p>0.013840499306519</text:p>
          </table:table-cell>
          <table:table-cell table:style-name="ce24" office:value-type="float" office:value="172.3" calcext:value-type="float">
            <text:p>172.3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table:formula="of:=([.N7]-[.M7])/100*[.I7]" office:value-type="float" office:value="24.309" calcext:value-type="float">
            <text:p>24.309</text:p>
          </table:table-cell>
          <table:table-cell table:style-name="ce24" table:formula="of:=[.N7]-(([.N7]-[.M7])/100)*200" office:value-type="float" office:value="106.6" calcext:value-type="float">
            <text:p>106.6</text:p>
          </table:table-cell>
          <table:table-cell table:style-name="ce24" table:formula="of:=0.25*[.L7]" office:value-type="float" office:value="0.00346012482662968" calcext:value-type="float">
            <text:p>0.00346012482663</text:p>
          </table:table-cell>
          <table:table-cell table:style-name="ce20" table:formula="of:=0.36*[.L7]" office:value-type="float" office:value="0.00498257975034674" calcext:value-type="float">
            <text:p>0.004982579750347</text:p>
          </table:table-cell>
          <table:table-cell table:style-name="ce24" table:formula="of:=0.39*[.L7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79" calcext:value-type="float">
            <text:p>79</text:p>
          </table:table-cell>
          <table:table-cell table:style-name="ce20" table:formula="of:=0.63*[.X7]" office:value-type="float" office:value="49.77" calcext:value-type="float">
            <text:p>49.7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Z7]/[.V7]*[.W7]" office:value-type="float" office:value="504.841402337229" calcext:value-type="float">
            <text:p>504.841402337229</text:p>
          </table:table-cell>
          <table:table-cell table:style-name="ce20" table:formula="of:=[.AA7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6</text:p>
          </table:table-cell>
          <table:table-cell table:style-name="ce15" office:value-type="float" office:value="292" calcext:value-type="float">
            <text:p>29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8]*[.J8]" office:value-type="float" office:value="0.0153524866257182" calcext:value-type="float">
            <text:p>0.015352486625718</text:p>
          </table:table-cell>
          <table:table-cell table:style-name="ce24" office:value-type="float" office:value="141.5" calcext:value-type="float">
            <text:p>141.5</text:p>
          </table:table-cell>
          <table:table-cell table:style-name="ce24" office:value-type="float" office:value="168.2" calcext:value-type="float">
            <text:p>168.2</text:p>
          </table:table-cell>
          <table:table-cell table:style-name="ce24" table:formula="of:=([.N8]-[.M8])/100*[.I8]" office:value-type="float" office:value="9.879" calcext:value-type="float">
            <text:p>9.879</text:p>
          </table:table-cell>
          <table:table-cell table:style-name="ce24" table:formula="of:=[.N8]-(([.N8]-[.M8])/100)*200" office:value-type="float" office:value="114.8" calcext:value-type="float">
            <text:p>114.8</text:p>
          </table:table-cell>
          <table:table-cell table:style-name="ce20" table:formula="of:=0.25*[.L8]" office:value-type="float" office:value="0.00383812165642956" calcext:value-type="float">
            <text:p>0.00383812165643</text:p>
          </table:table-cell>
          <table:table-cell table:style-name="ce20" table:formula="of:=0.36*[.L8]" office:value-type="float" office:value="0.00552689518525857" calcext:value-type="float">
            <text:p>0.005526895185259</text:p>
          </table:table-cell>
          <table:table-cell table:style-name="ce20" table:formula="of:=0.39*[.L8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5" calcext:value-type="float">
            <text:p>45</text:p>
          </table:table-cell>
          <table:table-cell table:style-name="ce20" table:formula="of:=0.63*[.X8]" office:value-type="float" office:value="28.35" calcext:value-type="float">
            <text:p>28.35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Z8]/[.V8]*[.W8]" office:value-type="float" office:value="468.781302170284" calcext:value-type="float">
            <text:p>468.781302170284</text:p>
          </table:table-cell>
          <table:table-cell table:style-name="ce20" table:formula="of:=[.AA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7</text:p>
          </table:table-cell>
          <table:table-cell table:style-name="ce15" office:value-type="float" office:value="672" calcext:value-type="float">
            <text:p>67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9]*[.J9]" office:value-type="float" office:value="0.0153524866257182" calcext:value-type="float">
            <text:p>0.015352486625718</text:p>
          </table:table-cell>
          <table:table-cell table:style-name="ce24" office:value-type="float" office:value="120.9" calcext:value-type="float">
            <text:p>120.9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table:formula="of:=([.N9]-[.M9])/100*[.I9]" office:value-type="float" office:value="12.136" calcext:value-type="float">
            <text:p>12.136</text:p>
          </table:table-cell>
          <table:table-cell table:style-name="ce24" table:formula="of:=[.N9]-(([.N9]-[.M9])/100)*200" office:value-type="float" office:value="88.1" calcext:value-type="float">
            <text:p>88.1</text:p>
          </table:table-cell>
          <table:table-cell table:style-name="ce20" table:formula="of:=0.25*[.L9]" office:value-type="float" office:value="0.00383812165642956" calcext:value-type="float">
            <text:p>0.00383812165643</text:p>
          </table:table-cell>
          <table:table-cell table:style-name="ce20" table:formula="of:=0.36*[.L9]" office:value-type="float" office:value="0.00552689518525857" calcext:value-type="float">
            <text:p>0.005526895185259</text:p>
          </table:table-cell>
          <table:table-cell table:style-name="ce20" table:formula="of:=0.39*[.L9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X9]" office:value-type="float" office:value="34.02" calcext:value-type="float">
            <text:p>34.02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Z9]/[.V9]*[.W9]" office:value-type="float" office:value="432.721202003339" calcext:value-type="float">
            <text:p>432.721202003339</text:p>
          </table:table-cell>
          <table:table-cell table:style-name="ce20" table:formula="of:=[.AA9]/60" office:value-type="float" office:value="7.21202003338898" calcext:value-type="float">
            <text:p>7.21202003338898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8</text:p>
          </table:table-cell>
          <table:table-cell table:style-name="ce15" office:value-type="float" office:value="460" calcext:value-type="float">
            <text:p>46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0]*[.J10]" office:value-type="float" office:value="0.0153524866257182" calcext:value-type="float">
            <text:p>0.015352486625718</text:p>
          </table:table-cell>
          <table:table-cell table:style-name="ce24" office:value-type="float" office:value="133.2" calcext:value-type="float">
            <text:p>133.2</text:p>
          </table:table-cell>
          <table:table-cell table:style-name="ce24" office:value-type="float" office:value="167.1" calcext:value-type="float">
            <text:p>167.1</text:p>
          </table:table-cell>
          <table:table-cell table:style-name="ce24" table:formula="of:=([.N10]-[.M10])/100*[.I10]" office:value-type="float" office:value="12.543" calcext:value-type="float">
            <text:p>12.543</text:p>
          </table:table-cell>
          <table:table-cell table:style-name="ce24" table:formula="of:=[.N10]-(([.N10]-[.M10])/100)*200" office:value-type="float" office:value="99.3" calcext:value-type="float">
            <text:p>99.3</text:p>
          </table:table-cell>
          <table:table-cell table:style-name="ce20" table:formula="of:=0.25*[.L10]" office:value-type="float" office:value="0.00383812165642956" calcext:value-type="float">
            <text:p>0.00383812165643</text:p>
          </table:table-cell>
          <table:table-cell table:style-name="ce20" table:formula="of:=0.36*[.L10]" office:value-type="float" office:value="0.00552689518525857" calcext:value-type="float">
            <text:p>0.005526895185259</text:p>
          </table:table-cell>
          <table:table-cell table:style-name="ce20" table:formula="of:=0.39*[.L10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6" calcext:value-type="float">
            <text:p>56</text:p>
          </table:table-cell>
          <table:table-cell table:style-name="ce20" table:formula="of:=0.63*[.X10]" office:value-type="float" office:value="35.28" calcext:value-type="float">
            <text:p>35.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Z10]/[.V10]*[.W10]" office:value-type="float" office:value="468.781302170284" calcext:value-type="float">
            <text:p>468.781302170284</text:p>
          </table:table-cell>
          <table:table-cell table:style-name="ce20" table:formula="of:=[.AA10]/60" office:value-type="float" office:value="7.81302170283806" calcext:value-type="float">
            <text:p>7.81302170283806</text:p>
          </table:table-cell>
        </table:table-row>
        <table:table-row table:style-name="ro4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9</text:p>
          </table:table-cell>
          <table:table-cell table:style-name="ce15" office:value-type="float" office:value="840" calcext:value-type="float">
            <text:p>84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1]*[.J11]" office:value-type="float" office:value="0.0138404993065187" calcext:value-type="float">
            <text:p>0.013840499306519</text:p>
          </table:table-cell>
          <table:table-cell table:style-name="ce24" office:value-type="float" office:value="157.8" calcext:value-type="float">
            <text:p>157.8</text:p>
          </table:table-cell>
          <table:table-cell table:style-name="ce24" office:value-type="float" office:value="193.7" calcext:value-type="float">
            <text:p>193.7</text:p>
          </table:table-cell>
          <table:table-cell table:style-name="ce24" table:formula="of:=([.N11]-[.M11])/100*[.I11]" office:value-type="float" office:value="13.283" calcext:value-type="float">
            <text:p>13.283</text:p>
          </table:table-cell>
          <table:table-cell table:style-name="ce24" table:formula="of:=[.N11]-(([.N11]-[.M11])/100)*200" office:value-type="float" office:value="121.9" calcext:value-type="float">
            <text:p>121.9</text:p>
          </table:table-cell>
          <table:table-cell table:style-name="ce24" table:formula="of:=0.25*[.L11]" office:value-type="float" office:value="0.00346012482662968" calcext:value-type="float">
            <text:p>0.00346012482663</text:p>
          </table:table-cell>
          <table:table-cell table:style-name="ce20" table:formula="of:=0.36*[.L11]" office:value-type="float" office:value="0.00498257975034674" calcext:value-type="float">
            <text:p>0.004982579750347</text:p>
          </table:table-cell>
          <table:table-cell table:style-name="ce24" table:formula="of:=0.39*[.L11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3" calcext:value-type="float">
            <text:p>43</text:p>
          </table:table-cell>
          <table:table-cell table:style-name="ce20" table:formula="of:=0.63*[.X11]" office:value-type="float" office:value="27.09" calcext:value-type="float">
            <text:p>27.09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Z11]/[.V11]*[.W11]" office:value-type="float" office:value="468.781302170284" calcext:value-type="float">
            <text:p>468.781302170284</text:p>
          </table:table-cell>
          <table:table-cell table:style-name="ce20" table:formula="of:=[.AA11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0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2]*[.J12]" office:value-type="float" office:value="0.0138404993065187" calcext:value-type="float">
            <text:p>0.013840499306519</text:p>
          </table:table-cell>
          <table:table-cell table:style-name="ce24" office:value-type="float" office:value="142.2" calcext:value-type="float">
            <text:p>142.2</text:p>
          </table:table-cell>
          <table:table-cell table:style-name="ce24" office:value-type="float" office:value="161.4" calcext:value-type="float">
            <text:p>161.4</text:p>
          </table:table-cell>
          <table:table-cell table:style-name="ce24" table:formula="of:=([.N12]-[.M12])/100*[.I12]" office:value-type="float" office:value="7.10400000000001" calcext:value-type="float">
            <text:p>7.10400000000001</text:p>
          </table:table-cell>
          <table:table-cell table:style-name="ce24" table:formula="of:=[.N12]-(([.N12]-[.M12])/100)*200" office:value-type="float" office:value="123" calcext:value-type="float">
            <text:p>123</text:p>
          </table:table-cell>
          <table:table-cell table:style-name="ce24" table:formula="of:=0.25*[.L12]" office:value-type="float" office:value="0.00346012482662968" calcext:value-type="float">
            <text:p>0.00346012482663</text:p>
          </table:table-cell>
          <table:table-cell table:style-name="ce20" table:formula="of:=0.36*[.L12]" office:value-type="float" office:value="0.00498257975034674" calcext:value-type="float">
            <text:p>0.004982579750347</text:p>
          </table:table-cell>
          <table:table-cell table:style-name="ce24" table:formula="of:=0.39*[.L12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formula="of:=0.63*[.X12]" office:value-type="float" office:value="20.16" calcext:value-type="float">
            <text:p>20.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Z12]/[.V12]*[.W12]" office:value-type="float" office:value="432.721202003339" calcext:value-type="float">
            <text:p>432.721202003339</text:p>
          </table:table-cell>
          <table:table-cell table:style-name="ce20" table:formula="of:=[.AA12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6" office:value-type="float" office:value="735" calcext:value-type="float">
            <text:p>73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GSU</text:p>
          </table:table-cell>
          <table:table-cell table:style-name="ce11" office:value-type="string" calcext:value-type="string">
            <text:p>Tie1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no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3]*[.J13]" office:value-type="float" office:value="0.00520203421174295" calcext:value-type="float">
            <text:p>0.005202034211743</text:p>
          </table:table-cell>
          <table:table-cell table:style-name="ce27" office:value-type="float" office:value="153.9" calcext:value-type="float">
            <text:p>153.9</text:p>
          </table:table-cell>
          <table:table-cell table:style-name="ce27" office:value-type="float" office:value="174.6" calcext:value-type="float">
            <text:p>174.6</text:p>
          </table:table-cell>
          <table:table-cell table:style-name="ce27" table:formula="of:=([.N13]-[.M13])/100*[.I13]" office:value-type="float" office:value="7.038" calcext:value-type="float">
            <text:p>7.038</text:p>
          </table:table-cell>
          <table:table-cell table:style-name="ce27" table:formula="of:=[.N13]-(([.N13]-[.M13])/100)*200" office:value-type="float" office:value="133.2" calcext:value-type="float">
            <text:p>133.2</text:p>
          </table:table-cell>
          <table:table-cell table:style-name="ce21" table:formula="of:=0.25*[.L13]" office:value-type="float" office:value="0.00130050855293574" calcext:value-type="float">
            <text:p>0.001300508552936</text:p>
          </table:table-cell>
          <table:table-cell table:style-name="ce21" table:formula="of:=0.36*[.L13]" office:value-type="float" office:value="0.00187273231622746" calcext:value-type="float">
            <text:p>0.001872732316227</text:p>
          </table:table-cell>
          <table:table-cell table:style-name="ce21" table:formula="of:=0.39*[.L13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36" calcext:value-type="float">
            <text:p>36</text:p>
          </table:table-cell>
          <table:table-cell table:style-name="ce21" table:formula="of:=0.63*[.X13]" office:value-type="float" office:value="22.68" calcext:value-type="float">
            <text:p>22.68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Z13]/[.V13]*[.W13]" office:value-type="float" office:value="535.813953488372" calcext:value-type="float">
            <text:p>535.813953488372</text:p>
          </table:table-cell>
          <table:table-cell table:style-name="ce21" table:formula="of:=[.AA13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65" calcext:value-type="float">
            <text:p>76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2</text:p>
          </table:table-cell>
          <table:table-cell table:style-name="ce16" office:value-type="float" office:value="373.33" calcext:value-type="float">
            <text:p>373.33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4]*[.J14]" office:value-type="float" office:value="0.00520203421174295" calcext:value-type="float">
            <text:p>0.005202034211743</text:p>
          </table:table-cell>
          <table:table-cell table:style-name="ce27" office:value-type="float" office:value="160.5" calcext:value-type="float">
            <text:p>160.5</text:p>
          </table:table-cell>
          <table:table-cell table:style-name="ce27" office:value-type="float" office:value="194.8" calcext:value-type="float">
            <text:p>194.8</text:p>
          </table:table-cell>
          <table:table-cell table:style-name="ce27" table:formula="of:=([.N14]-[.M14])/100*[.I14]" office:value-type="float" office:value="11.662" calcext:value-type="float">
            <text:p>11.662</text:p>
          </table:table-cell>
          <table:table-cell table:style-name="ce27" table:formula="of:=[.N14]-(([.N14]-[.M14])/100)*200" office:value-type="float" office:value="126.2" calcext:value-type="float">
            <text:p>126.2</text:p>
          </table:table-cell>
          <table:table-cell table:style-name="ce21" table:formula="of:=0.25*[.L14]" office:value-type="float" office:value="0.00130050855293574" calcext:value-type="float">
            <text:p>0.001300508552936</text:p>
          </table:table-cell>
          <table:table-cell table:style-name="ce21" table:formula="of:=0.36*[.L14]" office:value-type="float" office:value="0.00187273231622746" calcext:value-type="float">
            <text:p>0.001872732316227</text:p>
          </table:table-cell>
          <table:table-cell table:style-name="ce21" table:formula="of:=0.39*[.L14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formula="of:=0.63*[.X14]" office:value-type="float" office:value="29.61" calcext:value-type="float">
            <text:p>29.61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[.Z14]/[.V14]*[.W14]" office:value-type="float" office:value="502.325581395349" calcext:value-type="float">
            <text:p>502.325581395349</text:p>
          </table:table-cell>
          <table:table-cell table:style-name="ce21" table:formula="of:=[.AA14]/60" office:value-type="float" office:value="8.37209302325581" calcext:value-type="float">
            <text:p>8.37209302325581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46" calcext:value-type="float">
            <text:p>746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3</text:p>
          </table:table-cell>
          <table:table-cell table:style-name="ce16" office:value-type="float" office:value="750" calcext:value-type="float">
            <text:p>75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5]*[.J15]" office:value-type="float" office:value="0.00520203421174295" calcext:value-type="float">
            <text:p>0.005202034211743</text:p>
          </table:table-cell>
          <table:table-cell table:style-name="ce27" office:value-type="float" office:value="142.9" calcext:value-type="float">
            <text:p>142.9</text:p>
          </table:table-cell>
          <table:table-cell table:style-name="ce27" office:value-type="float" office:value="179.6" calcext:value-type="float">
            <text:p>179.6</text:p>
          </table:table-cell>
          <table:table-cell table:style-name="ce27" table:formula="of:=([.N15]-[.M15])/100*[.I15]" office:value-type="float" office:value="12.478" calcext:value-type="float">
            <text:p>12.478</text:p>
          </table:table-cell>
          <table:table-cell table:style-name="ce27" table:formula="of:=[.N15]-(([.N15]-[.M15])/100)*200" office:value-type="float" office:value="106.2" calcext:value-type="float">
            <text:p>106.2</text:p>
          </table:table-cell>
          <table:table-cell table:style-name="ce21" table:formula="of:=0.25*[.L15]" office:value-type="float" office:value="0.00130050855293574" calcext:value-type="float">
            <text:p>0.001300508552936</text:p>
          </table:table-cell>
          <table:table-cell table:style-name="ce21" table:formula="of:=0.36*[.L15]" office:value-type="float" office:value="0.00187273231622746" calcext:value-type="float">
            <text:p>0.001872732316227</text:p>
          </table:table-cell>
          <table:table-cell table:style-name="ce21" table:formula="of:=0.39*[.L15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62" calcext:value-type="float">
            <text:p>62</text:p>
          </table:table-cell>
          <table:table-cell table:style-name="ce21" table:formula="of:=0.63*[.X15]" office:value-type="float" office:value="39.06" calcext:value-type="float">
            <text:p>39.06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Z15]/[.V15]*[.W15]" office:value-type="float" office:value="535.813953488372" calcext:value-type="float">
            <text:p>535.813953488372</text:p>
          </table:table-cell>
          <table:table-cell table:style-name="ce21" table:formula="of:=[.AA15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4</text:p>
          </table:table-cell>
          <table:table-cell table:style-name="ce14" office:value-type="float" office:value="167" calcext:value-type="float">
            <text:p>167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6]*[.J16]" office:value-type="float" office:value="0.00934416485040618" calcext:value-type="float">
            <text:p>0.009344164850406</text:p>
          </table:table-cell>
          <table:table-cell table:style-name="ce26" office:value-type="float" office:value="134.2" calcext:value-type="float">
            <text:p>134.2</text:p>
          </table:table-cell>
          <table:table-cell table:style-name="ce26" office:value-type="float" office:value="154.9" calcext:value-type="float">
            <text:p>154.9</text:p>
          </table:table-cell>
          <table:table-cell table:style-name="ce26" table:formula="of:=([.N16]-[.M16])/100*[.I16]" office:value-type="float" office:value="1.863" calcext:value-type="float">
            <text:p>1.863</text:p>
          </table:table-cell>
          <table:table-cell table:style-name="ce26" table:formula="of:=[.N16]-(([.N16]-[.M16])/100)*200" office:value-type="float" office:value="113.5" calcext:value-type="float">
            <text:p>113.5</text:p>
          </table:table-cell>
          <table:table-cell table:style-name="ce19" table:formula="of:=0.25*[.L16]" office:value-type="float" office:value="0.00233604121260155" calcext:value-type="float">
            <text:p>0.002336041212602</text:p>
          </table:table-cell>
          <table:table-cell table:style-name="ce19" table:formula="of:=0.36*[.L16]" office:value-type="float" office:value="0.00336389934614622" calcext:value-type="float">
            <text:p>0.003363899346146</text:p>
          </table:table-cell>
          <table:table-cell table:style-name="ce19" table:formula="of:=0.39*[.L1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X16]" office:value-type="float" office:value="22.68" calcext:value-type="float">
            <text:p>22.68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Z16]/[.V16]*[.W16]" office:value-type="float" office:value="540.901502504174" calcext:value-type="float">
            <text:p>540.901502504174</text:p>
          </table:table-cell>
          <table:table-cell table:style-name="ce19" table:formula="of:=[.AA16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5</text:p>
          </table:table-cell>
          <table:table-cell table:style-name="ce14" office:value-type="float" office:value="360" calcext:value-type="float">
            <text:p>36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7]*[.J17]" office:value-type="float" office:value="0.00934416485040618" calcext:value-type="float">
            <text:p>0.009344164850406</text:p>
          </table:table-cell>
          <table:table-cell table:style-name="ce26" office:value-type="float" office:value="135.5" calcext:value-type="float">
            <text:p>135.5</text:p>
          </table:table-cell>
          <table:table-cell table:style-name="ce26" office:value-type="float" office:value="163.4" calcext:value-type="float">
            <text:p>163.4</text:p>
          </table:table-cell>
          <table:table-cell table:style-name="ce26" table:formula="of:=([.N17]-[.M17])/100*[.I17]" office:value-type="float" office:value="2.511" calcext:value-type="float">
            <text:p>2.511</text:p>
          </table:table-cell>
          <table:table-cell table:style-name="ce26" table:formula="of:=[.N17]-(([.N17]-[.M17])/100)*200" office:value-type="float" office:value="107.6" calcext:value-type="float">
            <text:p>107.6</text:p>
          </table:table-cell>
          <table:table-cell table:style-name="ce19" table:formula="of:=0.25*[.L17]" office:value-type="float" office:value="0.00233604121260155" calcext:value-type="float">
            <text:p>0.002336041212602</text:p>
          </table:table-cell>
          <table:table-cell table:style-name="ce19" table:formula="of:=0.36*[.L17]" office:value-type="float" office:value="0.00336389934614622" calcext:value-type="float">
            <text:p>0.003363899346146</text:p>
          </table:table-cell>
          <table:table-cell table:style-name="ce19" table:formula="of:=0.39*[.L1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7" calcext:value-type="float">
            <text:p>47</text:p>
          </table:table-cell>
          <table:table-cell table:style-name="ce19" table:formula="of:=0.63*[.X17]" office:value-type="float" office:value="29.61" calcext:value-type="float">
            <text:p>29.6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17]/[.V17]*[.W17]" office:value-type="float" office:value="468.781302170284" calcext:value-type="float">
            <text:p>468.781302170284</text:p>
          </table:table-cell>
          <table:table-cell table:style-name="ce19" table:formula="of:=[.AA17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433" calcext:value-type="float">
            <text:p>433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6</text:p>
          </table:table-cell>
          <table:table-cell table:style-name="ce15" office:value-type="float" office:value="121.33" calcext:value-type="float">
            <text:p>121.33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8]*[.J18]" office:value-type="float" office:value="0.0153524866257182" calcext:value-type="float">
            <text:p>0.015352486625718</text:p>
          </table:table-cell>
          <table:table-cell table:style-name="ce24" office:value-type="float" office:value="127.8" calcext:value-type="float">
            <text:p>127.8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4" table:formula="of:=([.N18]-[.M18])/100*[.I18]" office:value-type="float" office:value="8.362" calcext:value-type="float">
            <text:p>8.362</text:p>
          </table:table-cell>
          <table:table-cell table:style-name="ce24" table:formula="of:=[.N18]-(([.N18]-[.M18])/100)*200" office:value-type="float" office:value="105.2" calcext:value-type="float">
            <text:p>105.2</text:p>
          </table:table-cell>
          <table:table-cell table:style-name="ce20" table:formula="of:=0.25*[.L18]" office:value-type="float" office:value="0.00383812165642956" calcext:value-type="float">
            <text:p>0.00383812165643</text:p>
          </table:table-cell>
          <table:table-cell table:style-name="ce20" table:formula="of:=0.36*[.L18]" office:value-type="float" office:value="0.00552689518525857" calcext:value-type="float">
            <text:p>0.005526895185259</text:p>
          </table:table-cell>
          <table:table-cell table:style-name="ce20" table:formula="of:=0.39*[.L18]" office:value-type="float" office:value="0.00598746978403012" calcext:value-type="float">
            <text:p>0.00598746978403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table:formula="of:=360*60" office:value-type="float" office:value="21600" calcext:value-type="float">
            <text:p>21600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0.63*[.X18]" office:value-type="float" office:value="27.09" calcext:value-type="float">
            <text:p>27.09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Z18]/[.V18]*[.W18]" office:value-type="float" office:value="468.781302170284" calcext:value-type="float">
            <text:p>468.781302170284</text:p>
          </table:table-cell>
          <table:table-cell table:style-name="ce24" table:formula="of:=[.AA1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10" calcext:value-type="float">
            <text:p>41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7</text:p>
          </table:table-cell>
          <table:table-cell table:style-name="ce14" office:value-type="float" office:value="94" calcext:value-type="float">
            <text:p>94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9]*[.J19]" office:value-type="float" office:value="0.00934416485040618" calcext:value-type="float">
            <text:p>0.009344164850406</text:p>
          </table:table-cell>
          <table:table-cell table:style-name="ce26" office:value-type="float" office:value="128.4" calcext:value-type="float">
            <text:p>128.4</text:p>
          </table:table-cell>
          <table:table-cell table:style-name="ce26" office:value-type="float" office:value="146.8" calcext:value-type="float">
            <text:p>146.8</text:p>
          </table:table-cell>
          <table:table-cell table:style-name="ce26" table:formula="of:=([.N19]-[.M19])/100*[.I19]" office:value-type="float" office:value="1.656" calcext:value-type="float">
            <text:p>1.656</text:p>
          </table:table-cell>
          <table:table-cell table:style-name="ce26" table:formula="of:=[.N19]-(([.N19]-[.M19])/100)*200" office:value-type="float" office:value="110" calcext:value-type="float">
            <text:p>110</text:p>
          </table:table-cell>
          <table:table-cell table:style-name="ce19" table:formula="of:=0.25*[.L19]" office:value-type="float" office:value="0.00233604121260155" calcext:value-type="float">
            <text:p>0.002336041212602</text:p>
          </table:table-cell>
          <table:table-cell table:style-name="ce19" table:formula="of:=0.36*[.L19]" office:value-type="float" office:value="0.00336389934614622" calcext:value-type="float">
            <text:p>0.003363899346146</text:p>
          </table:table-cell>
          <table:table-cell table:style-name="ce19" table:formula="of:=0.39*[.L19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X19]" office:value-type="float" office:value="22.68" calcext:value-type="float">
            <text:p>22.68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Z19]/[.V19]*[.W19]" office:value-type="float" office:value="504.841402337229" calcext:value-type="float">
            <text:p>504.841402337229</text:p>
          </table:table-cell>
          <table:table-cell table:style-name="ce19" table:formula="of:=[.AA19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8</text:p>
          </table:table-cell>
          <table:table-cell table:style-name="ce14" office:value-type="float" office:value="750" calcext:value-type="float">
            <text:p>7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0]*[.J20]" office:value-type="float" office:value="0.0411835413777161" calcext:value-type="float">
            <text:p>0.041183541377716</text:p>
          </table:table-cell>
          <table:table-cell table:style-name="ce26" office:value-type="float" office:value="116.8" calcext:value-type="float">
            <text:p>116.8</text:p>
          </table:table-cell>
          <table:table-cell table:style-name="ce26" office:value-type="float" office:value="154.1" calcext:value-type="float">
            <text:p>154.1</text:p>
          </table:table-cell>
          <table:table-cell table:style-name="ce26" table:formula="of:=([.N20]-[.M20])/100*[.I20]" office:value-type="float" office:value="3.357" calcext:value-type="float">
            <text:p>3.357</text:p>
          </table:table-cell>
          <table:table-cell table:style-name="ce26" table:formula="of:=[.N20]-(([.N20]-[.M20])/100)*200" office:value-type="float" office:value="79.5" calcext:value-type="float">
            <text:p>79.5</text:p>
          </table:table-cell>
          <table:table-cell table:style-name="ce19" table:formula="of:=0.25*[.L20]" office:value-type="float" office:value="0.010295885344429" calcext:value-type="float">
            <text:p>0.010295885344429</text:p>
          </table:table-cell>
          <table:table-cell table:style-name="ce19" table:formula="of:=0.36*[.L20]" office:value-type="float" office:value="0.0148260748959778" calcext:value-type="float">
            <text:p>0.014826074895978</text:p>
          </table:table-cell>
          <table:table-cell table:style-name="ce19" table:formula="of:=0.39*[.L2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3" calcext:value-type="float">
            <text:p>63</text:p>
          </table:table-cell>
          <table:table-cell table:style-name="ce19" table:formula="of:=0.63*[.X20]" office:value-type="float" office:value="39.69" calcext:value-type="float">
            <text:p>39.69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20]/[.V20]*[.W20]" office:value-type="float" office:value="468.781302170284" calcext:value-type="float">
            <text:p>468.781302170284</text:p>
          </table:table-cell>
          <table:table-cell table:style-name="ce19" table:formula="of:=[.AA20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9</text:p>
          </table:table-cell>
          <table:table-cell table:style-name="ce14" office:value-type="float" office:value="160" calcext:value-type="float">
            <text:p>16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1]*[.J21]" office:value-type="float" office:value="0.0411835413777161" calcext:value-type="float">
            <text:p>0.041183541377716</text:p>
          </table:table-cell>
          <table:table-cell table:style-name="ce26" office:value-type="float" office:value="110.9" calcext:value-type="float">
            <text:p>110.9</text:p>
          </table:table-cell>
          <table:table-cell table:style-name="ce26" office:value-type="float" office:value="126.2" calcext:value-type="float">
            <text:p>126.2</text:p>
          </table:table-cell>
          <table:table-cell table:style-name="ce26" table:formula="of:=([.N21]-[.M21])/100*[.I21]" office:value-type="float" office:value="1.377" calcext:value-type="float">
            <text:p>1.377</text:p>
          </table:table-cell>
          <table:table-cell table:style-name="ce26" table:formula="of:=[.N21]-(([.N21]-[.M21])/100)*200" office:value-type="float" office:value="95.6" calcext:value-type="float">
            <text:p>95.6</text:p>
          </table:table-cell>
          <table:table-cell table:style-name="ce19" table:formula="of:=0.25*[.L21]" office:value-type="float" office:value="0.010295885344429" calcext:value-type="float">
            <text:p>0.010295885344429</text:p>
          </table:table-cell>
          <table:table-cell table:style-name="ce19" table:formula="of:=0.36*[.L21]" office:value-type="float" office:value="0.0148260748959778" calcext:value-type="float">
            <text:p>0.014826074895978</text:p>
          </table:table-cell>
          <table:table-cell table:style-name="ce19" table:formula="of:=0.39*[.L21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0.63*[.X21]" office:value-type="float" office:value="22.05" calcext:value-type="float">
            <text:p>22.05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[.Z21]/[.V21]*[.W21]" office:value-type="float" office:value="576.961602671119" calcext:value-type="float">
            <text:p>576.961602671119</text:p>
          </table:table-cell>
          <table:table-cell table:style-name="ce19" table:formula="of:=[.AA21]/60" office:value-type="float" office:value="9.61602671118531" calcext:value-type="float">
            <text:p>9.61602671118531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0</text:p>
          </table:table-cell>
          <table:table-cell table:style-name="ce14" office:value-type="float" office:value="570" calcext:value-type="float">
            <text:p>57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2]*[.J22]" office:value-type="float" office:value="0.00934416485040618" calcext:value-type="float">
            <text:p>0.009344164850406</text:p>
          </table:table-cell>
          <table:table-cell table:style-name="ce26" office:value-type="float" office:value="101.3" calcext:value-type="float">
            <text:p>101.3</text:p>
          </table:table-cell>
          <table:table-cell table:style-name="ce26" office:value-type="float" office:value="126.6" calcext:value-type="float">
            <text:p>126.6</text:p>
          </table:table-cell>
          <table:table-cell table:style-name="ce26" table:formula="of:=([.N22]-[.M22])/100*[.I22]" office:value-type="float" office:value="2.277" calcext:value-type="float">
            <text:p>2.277</text:p>
          </table:table-cell>
          <table:table-cell table:style-name="ce26" table:formula="of:=[.N22]-(([.N22]-[.M22])/100)*200" office:value-type="float" office:value="76" calcext:value-type="float">
            <text:p>76</text:p>
          </table:table-cell>
          <table:table-cell table:style-name="ce19" table:formula="of:=0.25*[.L22]" office:value-type="float" office:value="0.00233604121260155" calcext:value-type="float">
            <text:p>0.002336041212602</text:p>
          </table:table-cell>
          <table:table-cell table:style-name="ce19" table:formula="of:=0.36*[.L22]" office:value-type="float" office:value="0.00336389934614622" calcext:value-type="float">
            <text:p>0.003363899346146</text:p>
          </table:table-cell>
          <table:table-cell table:style-name="ce19" table:formula="of:=0.39*[.L22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X22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Z22]/[.V22]*[.W22]" office:value-type="float" office:value="504.841402337229" calcext:value-type="float">
            <text:p>504.841402337229</text:p>
          </table:table-cell>
          <table:table-cell table:style-name="ce19" table:formula="of:=[.AA22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RA</text:p>
          </table:table-cell>
          <table:table-cell table:style-name="ce9" office:value-type="string" calcext:value-type="string">
            <text:p>Tie21</text:p>
          </table:table-cell>
          <table:table-cell table:style-name="ce14" office:value-type="float" office:value="450" calcext:value-type="float">
            <text:p>4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3]*[.J23]" office:value-type="float" office:value="0.0411835413777161" calcext:value-type="float">
            <text:p>0.041183541377716</text:p>
          </table:table-cell>
          <table:table-cell table:style-name="ce26" office:value-type="float" office:value="92.2" calcext:value-type="float">
            <text:p>92.2</text:p>
          </table:table-cell>
          <table:table-cell table:style-name="ce26" office:value-type="float" office:value="108.3" calcext:value-type="float">
            <text:p>108.3</text:p>
          </table:table-cell>
          <table:table-cell table:style-name="ce26" table:formula="of:=([.N23]-[.M23])/100*[.I23]" office:value-type="float" office:value="1.449" calcext:value-type="float">
            <text:p>1.449</text:p>
          </table:table-cell>
          <table:table-cell table:style-name="ce26" table:formula="of:=[.N23]-(([.N23]-[.M23])/100)*200" office:value-type="float" office:value="76.1" calcext:value-type="float">
            <text:p>76.1</text:p>
          </table:table-cell>
          <table:table-cell table:style-name="ce19" table:formula="of:=0.25*[.L23]" office:value-type="float" office:value="0.010295885344429" calcext:value-type="float">
            <text:p>0.010295885344429</text:p>
          </table:table-cell>
          <table:table-cell table:style-name="ce19" table:formula="of:=0.36*[.L23]" office:value-type="float" office:value="0.0148260748959778" calcext:value-type="float">
            <text:p>0.014826074895978</text:p>
          </table:table-cell>
          <table:table-cell table:style-name="ce19" table:formula="of:=0.39*[.L2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formula="of:=0.63*[.X23]" office:value-type="float" office:value="25.83" calcext:value-type="float">
            <text:p>25.8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23]/[.V23]*[.W23]" office:value-type="float" office:value="468.781302170284" calcext:value-type="float">
            <text:p>468.781302170284</text:p>
          </table:table-cell>
          <table:table-cell table:style-name="ce19" table:formula="of:=[.AA23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2</text:p>
          </table:table-cell>
          <table:table-cell table:style-name="ce14" office:value-type="float" office:value="310" calcext:value-type="float">
            <text:p>3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4]*[.J24]" office:value-type="float" office:value="0.0411835413777161" calcext:value-type="float">
            <text:p>0.041183541377716</text:p>
          </table:table-cell>
          <table:table-cell table:style-name="ce26" office:value-type="float" office:value="119.7" calcext:value-type="float">
            <text:p>119.7</text:p>
          </table:table-cell>
          <table:table-cell table:style-name="ce26" office:value-type="float" office:value="139.9" calcext:value-type="float">
            <text:p>139.9</text:p>
          </table:table-cell>
          <table:table-cell table:style-name="ce26" table:formula="of:=([.N24]-[.M24])/100*[.I24]" office:value-type="float" office:value="1.818" calcext:value-type="float">
            <text:p>1.818</text:p>
          </table:table-cell>
          <table:table-cell table:style-name="ce26" table:formula="of:=[.N24]-(([.N24]-[.M24])/100)*200" office:value-type="float" office:value="99.5" calcext:value-type="float">
            <text:p>99.5</text:p>
          </table:table-cell>
          <table:table-cell table:style-name="ce19" table:formula="of:=0.25*[.L24]" office:value-type="float" office:value="0.010295885344429" calcext:value-type="float">
            <text:p>0.010295885344429</text:p>
          </table:table-cell>
          <table:table-cell table:style-name="ce19" table:formula="of:=0.36*[.L24]" office:value-type="float" office:value="0.0148260748959778" calcext:value-type="float">
            <text:p>0.014826074895978</text:p>
          </table:table-cell>
          <table:table-cell table:style-name="ce19" table:formula="of:=0.39*[.L2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0.63*[.X24]" office:value-type="float" office:value="25.2" calcext:value-type="float">
            <text:p>25.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Z24]/[.V24]*[.W24]" office:value-type="float" office:value="504.841402337229" calcext:value-type="float">
            <text:p>504.841402337229</text:p>
          </table:table-cell>
          <table:table-cell table:style-name="ce19" table:formula="of:=[.AA2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3</text:p>
          </table:table-cell>
          <table:table-cell table:style-name="ce14" office:value-type="float" office:value="910" calcext:value-type="float">
            <text:p>9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5]*[.J25]" office:value-type="float" office:value="0.0411835413777161" calcext:value-type="float">
            <text:p>0.041183541377716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46.6" calcext:value-type="float">
            <text:p>146.6</text:p>
          </table:table-cell>
          <table:table-cell table:style-name="ce26" table:formula="of:=([.N25]-[.M25])/100*[.I25]" office:value-type="float" office:value="2.574" calcext:value-type="float">
            <text:p>2.574</text:p>
          </table:table-cell>
          <table:table-cell table:style-name="ce26" table:formula="of:=[.N25]-(([.N25]-[.M25])/100)*200" office:value-type="float" office:value="89.4" calcext:value-type="float">
            <text:p>89.4</text:p>
          </table:table-cell>
          <table:table-cell table:style-name="ce19" table:formula="of:=0.25*[.L25]" office:value-type="float" office:value="0.010295885344429" calcext:value-type="float">
            <text:p>0.010295885344429</text:p>
          </table:table-cell>
          <table:table-cell table:style-name="ce19" table:formula="of:=0.36*[.L25]" office:value-type="float" office:value="0.0148260748959778" calcext:value-type="float">
            <text:p>0.014826074895978</text:p>
          </table:table-cell>
          <table:table-cell table:style-name="ce19" table:formula="of:=0.39*[.L25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X25]" office:value-type="float" office:value="34.02" calcext:value-type="float">
            <text:p>34.02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Z25]/[.V25]*[.W25]" office:value-type="float" office:value="540.901502504174" calcext:value-type="float">
            <text:p>540.901502504174</text:p>
          </table:table-cell>
          <table:table-cell table:style-name="ce19" table:formula="of:=[.AA25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5" calcext:value-type="float">
            <text:p>33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4</text:p>
          </table:table-cell>
          <table:table-cell table:style-name="ce14" office:value-type="float" office:value="100" calcext:value-type="float">
            <text:p>10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6]*[.J26]" office:value-type="float" office:value="0.00934416485040618" calcext:value-type="float">
            <text:p>0.009344164850406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96.6" calcext:value-type="float">
            <text:p>296.6</text:p>
          </table:table-cell>
          <table:table-cell table:style-name="ce26" table:formula="of:=([.N26]-[.M26])/100*[.I26]" office:value-type="float" office:value="5.994" calcext:value-type="float">
            <text:p>5.994</text:p>
          </table:table-cell>
          <table:table-cell table:style-name="ce26" table:formula="of:=[.N26]-(([.N26]-[.M26])/100)*200" office:value-type="float" office:value="163.4" calcext:value-type="float">
            <text:p>163.4</text:p>
          </table:table-cell>
          <table:table-cell table:style-name="ce19" table:formula="of:=0.25*[.L26]" office:value-type="float" office:value="0.00233604121260155" calcext:value-type="float">
            <text:p>0.002336041212602</text:p>
          </table:table-cell>
          <table:table-cell table:style-name="ce19" table:formula="of:=0.36*[.L26]" office:value-type="float" office:value="0.00336389934614622" calcext:value-type="float">
            <text:p>0.003363899346146</text:p>
          </table:table-cell>
          <table:table-cell table:style-name="ce19" table:formula="of:=0.39*[.L2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9" calcext:value-type="float">
            <text:p>59</text:p>
          </table:table-cell>
          <table:table-cell table:style-name="ce19" table:formula="of:=0.63*[.X26]" office:value-type="float" office:value="37.17" calcext:value-type="float">
            <text:p>37.17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26]/[.V26]*[.W26]" office:value-type="float" office:value="468.781302170284" calcext:value-type="float">
            <text:p>468.781302170284</text:p>
          </table:table-cell>
          <table:table-cell table:style-name="ce19" table:formula="of:=[.AA26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5</text:p>
          </table:table-cell>
          <table:table-cell table:style-name="ce14" office:value-type="float" office:value="133.33" calcext:value-type="float">
            <text:p>133.33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7]*[.J27]" office:value-type="float" office:value="0.00934416485040618" calcext:value-type="float">
            <text:p>0.009344164850406</text:p>
          </table:table-cell>
          <table:table-cell table:style-name="ce26" office:value-type="float" office:value="206.2" calcext:value-type="float">
            <text:p>206.2</text:p>
          </table:table-cell>
          <table:table-cell table:style-name="ce26" office:value-type="float" office:value="259.9" calcext:value-type="float">
            <text:p>259.9</text:p>
          </table:table-cell>
          <table:table-cell table:style-name="ce26" table:formula="of:=([.N27]-[.M27])/100*[.I27]" office:value-type="float" office:value="4.833" calcext:value-type="float">
            <text:p>4.833</text:p>
          </table:table-cell>
          <table:table-cell table:style-name="ce26" table:formula="of:=[.N27]-(([.N27]-[.M27])/100)*200" office:value-type="float" office:value="152.5" calcext:value-type="float">
            <text:p>152.5</text:p>
          </table:table-cell>
          <table:table-cell table:style-name="ce19" table:formula="of:=0.25*[.L27]" office:value-type="float" office:value="0.00233604121260155" calcext:value-type="float">
            <text:p>0.002336041212602</text:p>
          </table:table-cell>
          <table:table-cell table:style-name="ce19" table:formula="of:=0.36*[.L27]" office:value-type="float" office:value="0.00336389934614622" calcext:value-type="float">
            <text:p>0.003363899346146</text:p>
          </table:table-cell>
          <table:table-cell table:style-name="ce19" table:formula="of:=0.39*[.L2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X27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Z27]/[.V27]*[.W27]" office:value-type="float" office:value="504.841402337229" calcext:value-type="float">
            <text:p>504.841402337229</text:p>
          </table:table-cell>
          <table:table-cell table:style-name="ce19" table:formula="of:=[.AA27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RA</text:p>
          </table:table-cell>
          <table:table-cell table:style-name="ce8" office:value-type="string" calcext:value-type="string">
            <text:p>Tie26</text:p>
          </table:table-cell>
          <table:table-cell table:style-name="ce13" office:value-type="float" office:value="120" calcext:value-type="float">
            <text:p>1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8]*[.J28]" office:value-type="float" office:value="0.0412522290469586" calcext:value-type="float">
            <text:p>0.041252229046959</text:p>
          </table:table-cell>
          <table:table-cell table:style-name="ce18" office:value-type="float" office:value="122.2" calcext:value-type="float">
            <text:p>122.2</text:p>
          </table:table-cell>
          <table:table-cell table:style-name="ce18" office:value-type="float" office:value="151.8" calcext:value-type="float">
            <text:p>151.8</text:p>
          </table:table-cell>
          <table:table-cell table:style-name="ce18" table:formula="of:=([.N28]-[.M28])/100*[.I28]" office:value-type="float" office:value="2.664" calcext:value-type="float">
            <text:p>2.664</text:p>
          </table:table-cell>
          <table:table-cell table:style-name="ce18" table:formula="of:=[.N28]-(([.N28]-[.M28])/100)*200" office:value-type="float" office:value="92.6" calcext:value-type="float">
            <text:p>92.6</text:p>
          </table:table-cell>
          <table:table-cell table:style-name="ce22" table:formula="of:=0.25*[.L28]" office:value-type="float" office:value="0.0103130572617396" calcext:value-type="float">
            <text:p>0.01031305726174</text:p>
          </table:table-cell>
          <table:table-cell table:style-name="ce22" table:formula="of:=0.36*[.L28]" office:value-type="float" office:value="0.0148508024569051" calcext:value-type="float">
            <text:p>0.014850802456905</text:p>
          </table:table-cell>
          <table:table-cell table:style-name="ce22" table:formula="of:=0.39*[.L2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6" calcext:value-type="float">
            <text:p>56</text:p>
          </table:table-cell>
          <table:table-cell table:style-name="ce22" table:formula="of:=0.63*[.X28]" office:value-type="float" office:value="35.28" calcext:value-type="float">
            <text:p>35.28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28]/[.V28]*[.W28]" office:value-type="float" office:value="468.781302170284" calcext:value-type="float">
            <text:p>468.781302170284</text:p>
          </table:table-cell>
          <table:table-cell table:style-name="ce22" table:formula="of:=[.AA2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27</text:p>
          </table:table-cell>
          <table:table-cell table:style-name="ce13" office:value-type="float" office:value="500" calcext:value-type="float">
            <text:p>50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9]*[.J29]" office:value-type="float" office:value="0.0412522290469586" calcext:value-type="float">
            <text:p>0.041252229046959</text:p>
          </table:table-cell>
          <table:table-cell table:style-name="ce18" office:value-type="float" office:value="122.8" calcext:value-type="float">
            <text:p>122.8</text:p>
          </table:table-cell>
          <table:table-cell table:style-name="ce18" office:value-type="float" office:value="156.7" calcext:value-type="float">
            <text:p>156.7</text:p>
          </table:table-cell>
          <table:table-cell table:style-name="ce18" table:formula="of:=([.N29]-[.M29])/100*[.I29]" office:value-type="float" office:value="3.051" calcext:value-type="float">
            <text:p>3.051</text:p>
          </table:table-cell>
          <table:table-cell table:style-name="ce18" table:formula="of:=[.N29]-(([.N29]-[.M29])/100)*200" office:value-type="float" office:value="88.9" calcext:value-type="float">
            <text:p>88.9</text:p>
          </table:table-cell>
          <table:table-cell table:style-name="ce22" table:formula="of:=0.25*[.L29]" office:value-type="float" office:value="0.0103130572617396" calcext:value-type="float">
            <text:p>0.01031305726174</text:p>
          </table:table-cell>
          <table:table-cell table:style-name="ce22" table:formula="of:=0.36*[.L29]" office:value-type="float" office:value="0.0148508024569051" calcext:value-type="float">
            <text:p>0.014850802456905</text:p>
          </table:table-cell>
          <table:table-cell table:style-name="ce22" table:formula="of:=0.39*[.L2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X29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29]/[.V29]*[.W29]" office:value-type="float" office:value="468.781302170284" calcext:value-type="float">
            <text:p>468.781302170284</text:p>
          </table:table-cell>
          <table:table-cell table:style-name="ce22" table:formula="of:=[.AA29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0" calcext:value-type="float">
            <text:p>33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8</text:p>
          </table:table-cell>
          <table:table-cell table:style-name="ce14" office:value-type="float" office:value="200" calcext:value-type="float">
            <text:p>2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0]*[.J30]" office:value-type="float" office:value="0.0411835413777161" calcext:value-type="float">
            <text:p>0.041183541377716</text:p>
          </table:table-cell>
          <table:table-cell table:style-name="ce26" office:value-type="float" office:value="158.5" calcext:value-type="float">
            <text:p>158.5</text:p>
          </table:table-cell>
          <table:table-cell table:style-name="ce26" office:value-type="float" office:value="209.3" calcext:value-type="float">
            <text:p>209.3</text:p>
          </table:table-cell>
          <table:table-cell table:style-name="ce26" table:formula="of:=([.N30]-[.M30])/100*[.I30]" office:value-type="float" office:value="4.572" calcext:value-type="float">
            <text:p>4.572</text:p>
          </table:table-cell>
          <table:table-cell table:style-name="ce26" table:formula="of:=[.N30]-(([.N30]-[.M30])/100)*200" office:value-type="float" office:value="107.7" calcext:value-type="float">
            <text:p>107.7</text:p>
          </table:table-cell>
          <table:table-cell table:style-name="ce19" table:formula="of:=0.25*[.L30]" office:value-type="float" office:value="0.010295885344429" calcext:value-type="float">
            <text:p>0.010295885344429</text:p>
          </table:table-cell>
          <table:table-cell table:style-name="ce19" table:formula="of:=0.36*[.L30]" office:value-type="float" office:value="0.0148260748959778" calcext:value-type="float">
            <text:p>0.014826074895978</text:p>
          </table:table-cell>
          <table:table-cell table:style-name="ce19" table:formula="of:=0.39*[.L3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2" calcext:value-type="float">
            <text:p>62</text:p>
          </table:table-cell>
          <table:table-cell table:style-name="ce19" table:formula="of:=0.63*[.X30]" office:value-type="float" office:value="39.06" calcext:value-type="float">
            <text:p>39.06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Z30]/[.V30]*[.W30]" office:value-type="float" office:value="432.721202003339" calcext:value-type="float">
            <text:p>432.721202003339</text:p>
          </table:table-cell>
          <table:table-cell table:style-name="ce19" table:formula="of:=[.AA30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9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31]*[.J31]" office:value-type="float" office:value="0.00934416485040618" calcext:value-type="float">
            <text:p>0.009344164850406</text:p>
          </table:table-cell>
          <table:table-cell table:style-name="ce26" office:value-type="float" office:value="100.9" calcext:value-type="float">
            <text:p>100.9</text:p>
          </table:table-cell>
          <table:table-cell table:style-name="ce26" office:value-type="float" office:value="128.8" calcext:value-type="float">
            <text:p>128.8</text:p>
          </table:table-cell>
          <table:table-cell table:style-name="ce26" table:formula="of:=([.N31]-[.M31])/100*[.I31]" office:value-type="float" office:value="2.511" calcext:value-type="float">
            <text:p>2.511</text:p>
          </table:table-cell>
          <table:table-cell table:style-name="ce26" table:formula="of:=[.N31]-(([.N31]-[.M31])/100)*200" office:value-type="float" office:value="73" calcext:value-type="float">
            <text:p>73</text:p>
          </table:table-cell>
          <table:table-cell table:style-name="ce19" table:formula="of:=0.25*[.L31]" office:value-type="float" office:value="0.00233604121260155" calcext:value-type="float">
            <text:p>0.002336041212602</text:p>
          </table:table-cell>
          <table:table-cell table:style-name="ce19" table:formula="of:=0.36*[.L31]" office:value-type="float" office:value="0.00336389934614622" calcext:value-type="float">
            <text:p>0.003363899346146</text:p>
          </table:table-cell>
          <table:table-cell table:style-name="ce19" table:formula="of:=0.39*[.L31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0.63*[.X31]" office:value-type="float" office:value="38.43" calcext:value-type="float">
            <text:p>38.4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31]/[.V31]*[.W31]" office:value-type="float" office:value="468.781302170284" calcext:value-type="float">
            <text:p>468.781302170284</text:p>
          </table:table-cell>
          <table:table-cell table:style-name="ce19" table:formula="of:=[.AA31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0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2]*[.J32]" office:value-type="float" office:value="0.0411835413777161" calcext:value-type="float">
            <text:p>0.041183541377716</text:p>
          </table:table-cell>
          <table:table-cell table:style-name="ce26" office:value-type="float" office:value="146.1" calcext:value-type="float">
            <text:p>146.1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table:formula="of:=([.N32]-[.M32])/100*[.I32]" office:value-type="float" office:value="3.231" calcext:value-type="float">
            <text:p>3.231</text:p>
          </table:table-cell>
          <table:table-cell table:style-name="ce26" table:formula="of:=[.N32]-(([.N32]-[.M32])/100)*200" office:value-type="float" office:value="110.2" calcext:value-type="float">
            <text:p>110.2</text:p>
          </table:table-cell>
          <table:table-cell table:style-name="ce19" table:formula="of:=0.25*[.L32]" office:value-type="float" office:value="0.010295885344429" calcext:value-type="float">
            <text:p>0.010295885344429</text:p>
          </table:table-cell>
          <table:table-cell table:style-name="ce19" table:formula="of:=0.36*[.L32]" office:value-type="float" office:value="0.0148260748959778" calcext:value-type="float">
            <text:p>0.014826074895978</text:p>
          </table:table-cell>
          <table:table-cell table:style-name="ce19" table:formula="of:=0.39*[.L32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5" calcext:value-type="float">
            <text:p>55</text:p>
          </table:table-cell>
          <table:table-cell table:style-name="ce19" table:formula="of:=0.63*[.X32]" office:value-type="float" office:value="34.65" calcext:value-type="float">
            <text:p>34.65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32]/[.V32]*[.W32]" office:value-type="float" office:value="468.781302170284" calcext:value-type="float">
            <text:p>468.781302170284</text:p>
          </table:table-cell>
          <table:table-cell table:style-name="ce19" table:formula="of:=[.AA32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1</text:p>
          </table:table-cell>
          <table:table-cell table:style-name="ce14" office:value-type="float" office:value="800" calcext:value-type="float">
            <text:p>8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3]*[.J33]" office:value-type="float" office:value="0.0411835413777161" calcext:value-type="float">
            <text:p>0.041183541377716</text:p>
          </table:table-cell>
          <table:table-cell table:style-name="ce26" office:value-type="float" office:value="134.1" calcext:value-type="float">
            <text:p>134.1</text:p>
          </table:table-cell>
          <table:table-cell table:style-name="ce26" office:value-type="float" office:value="167.9" calcext:value-type="float">
            <text:p>167.9</text:p>
          </table:table-cell>
          <table:table-cell table:style-name="ce26" table:formula="of:=([.N33]-[.M33])/100*[.I33]" office:value-type="float" office:value="3.042" calcext:value-type="float">
            <text:p>3.042</text:p>
          </table:table-cell>
          <table:table-cell table:style-name="ce26" table:formula="of:=[.N33]-(([.N33]-[.M33])/100)*200" office:value-type="float" office:value="100.3" calcext:value-type="float">
            <text:p>100.3</text:p>
          </table:table-cell>
          <table:table-cell table:style-name="ce19" table:formula="of:=0.25*[.L33]" office:value-type="float" office:value="0.010295885344429" calcext:value-type="float">
            <text:p>0.010295885344429</text:p>
          </table:table-cell>
          <table:table-cell table:style-name="ce19" table:formula="of:=0.36*[.L33]" office:value-type="float" office:value="0.0148260748959778" calcext:value-type="float">
            <text:p>0.014826074895978</text:p>
          </table:table-cell>
          <table:table-cell table:style-name="ce19" table:formula="of:=0.39*[.L3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7" calcext:value-type="float">
            <text:p>57</text:p>
          </table:table-cell>
          <table:table-cell table:style-name="ce19" table:formula="of:=0.63*[.X33]" office:value-type="float" office:value="35.91" calcext:value-type="float">
            <text:p>35.9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33]/[.V33]*[.W33]" office:value-type="float" office:value="468.781302170284" calcext:value-type="float">
            <text:p>468.781302170284</text:p>
          </table:table-cell>
          <table:table-cell table:style-name="ce19" table:formula="of:=[.AA33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32</text:p>
          </table:table-cell>
          <table:table-cell table:style-name="ce14" office:value-type="float" office:value="315" calcext:value-type="float">
            <text:p>31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4]*[.J34]" office:value-type="float" office:value="0.0411835413777161" calcext:value-type="float">
            <text:p>0.041183541377716</text:p>
          </table:table-cell>
          <table:table-cell table:style-name="ce26" office:value-type="float" office:value="132.7" calcext:value-type="float">
            <text:p>132.7</text:p>
          </table:table-cell>
          <table:table-cell table:style-name="ce26" office:value-type="float" office:value="168.8" calcext:value-type="float">
            <text:p>168.8</text:p>
          </table:table-cell>
          <table:table-cell table:style-name="ce26" table:formula="of:=([.N34]-[.M34])/100*[.I34]" office:value-type="float" office:value="3.249" calcext:value-type="float">
            <text:p>3.249</text:p>
          </table:table-cell>
          <table:table-cell table:style-name="ce26" table:formula="of:=[.N34]-(([.N34]-[.M34])/100)*200" office:value-type="float" office:value="96.6" calcext:value-type="float">
            <text:p>96.6</text:p>
          </table:table-cell>
          <table:table-cell table:style-name="ce19" table:formula="of:=0.25*[.L34]" office:value-type="float" office:value="0.010295885344429" calcext:value-type="float">
            <text:p>0.010295885344429</text:p>
          </table:table-cell>
          <table:table-cell table:style-name="ce19" table:formula="of:=0.36*[.L34]" office:value-type="float" office:value="0.0148260748959778" calcext:value-type="float">
            <text:p>0.014826074895978</text:p>
          </table:table-cell>
          <table:table-cell table:style-name="ce19" table:formula="of:=0.39*[.L3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0" calcext:value-type="float">
            <text:p>60</text:p>
          </table:table-cell>
          <table:table-cell table:style-name="ce19" table:formula="of:=0.63*[.X34]" office:value-type="float" office:value="37.8" calcext:value-type="float">
            <text:p>37.8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Z34]/[.V34]*[.W34]" office:value-type="float" office:value="468.781302170284" calcext:value-type="float">
            <text:p>468.781302170284</text:p>
          </table:table-cell>
          <table:table-cell table:style-name="ce19" table:formula="of:=[.AA34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3</text:p>
          </table:table-cell>
          <table:table-cell table:style-name="ce13" office:value-type="float" office:value="133.33" calcext:value-type="float">
            <text:p>133.33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5]*[.J35]" office:value-type="float" office:value="0.019251040221914" calcext:value-type="float">
            <text:p>0.019251040221914</text:p>
          </table:table-cell>
          <table:table-cell table:style-name="ce18" office:value-type="float" office:value="165.7" calcext:value-type="float">
            <text:p>165.7</text:p>
          </table:table-cell>
          <table:table-cell table:style-name="ce18" office:value-type="float" office:value="213.4" calcext:value-type="float">
            <text:p>213.4</text:p>
          </table:table-cell>
          <table:table-cell table:style-name="ce18" table:formula="of:=([.N35]-[.M35])/100*[.I35]" office:value-type="float" office:value="4.293" calcext:value-type="float">
            <text:p>4.293</text:p>
          </table:table-cell>
          <table:table-cell table:style-name="ce18" table:formula="of:=[.N35]-(([.N35]-[.M35])/100)*200" office:value-type="float" office:value="118" calcext:value-type="float">
            <text:p>118</text:p>
          </table:table-cell>
          <table:table-cell table:style-name="ce22" table:formula="of:=0.25*[.L35]" office:value-type="float" office:value="0.0048127600554785" calcext:value-type="float">
            <text:p>0.004812760055479</text:p>
          </table:table-cell>
          <table:table-cell table:style-name="ce22" table:formula="of:=0.36*[.L35]" office:value-type="float" office:value="0.00693037447988904" calcext:value-type="float">
            <text:p>0.006930374479889</text:p>
          </table:table-cell>
          <table:table-cell table:style-name="ce22" table:formula="of:=0.39*[.L35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X35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35]/[.V35]*[.W35]" office:value-type="float" office:value="468.781302170284" calcext:value-type="float">
            <text:p>468.781302170284</text:p>
          </table:table-cell>
          <table:table-cell table:style-name="ce22" table:formula="of:=[.AA35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4</text:p>
          </table:table-cell>
          <table:table-cell table:style-name="ce13" office:value-type="float" office:value="66.6" calcext:value-type="float">
            <text:p>66.6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6]*[.J36]" office:value-type="float" office:value="0.019251040221914" calcext:value-type="float">
            <text:p>0.019251040221914</text:p>
          </table:table-cell>
          <table:table-cell table:style-name="ce18" office:value-type="float" office:value="162.2" calcext:value-type="float">
            <text:p>162.2</text:p>
          </table:table-cell>
          <table:table-cell table:style-name="ce18" office:value-type="float" office:value="204.4" calcext:value-type="float">
            <text:p>204.4</text:p>
          </table:table-cell>
          <table:table-cell table:style-name="ce18" table:formula="of:=([.N36]-[.M36])/100*[.I36]" office:value-type="float" office:value="3.798" calcext:value-type="float">
            <text:p>3.798</text:p>
          </table:table-cell>
          <table:table-cell table:style-name="ce18" table:formula="of:=[.N36]-(([.N36]-[.M36])/100)*200" office:value-type="float" office:value="120" calcext:value-type="float">
            <text:p>120</text:p>
          </table:table-cell>
          <table:table-cell table:style-name="ce22" table:formula="of:=0.25*[.L36]" office:value-type="float" office:value="0.0048127600554785" calcext:value-type="float">
            <text:p>0.004812760055479</text:p>
          </table:table-cell>
          <table:table-cell table:style-name="ce22" table:formula="of:=0.36*[.L36]" office:value-type="float" office:value="0.00693037447988904" calcext:value-type="float">
            <text:p>0.006930374479889</text:p>
          </table:table-cell>
          <table:table-cell table:style-name="ce22" table:formula="of:=0.39*[.L36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formula="of:=0.63*[.X36]" office:value-type="float" office:value="32.76" calcext:value-type="float">
            <text:p>32.76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Z36]/[.V36]*[.W36]" office:value-type="float" office:value="504.841402337229" calcext:value-type="float">
            <text:p>504.841402337229</text:p>
          </table:table-cell>
          <table:table-cell table:style-name="ce22" table:formula="of:=[.AA36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5</text:p>
          </table:table-cell>
          <table:table-cell table:style-name="ce13" office:value-type="float" office:value="100" calcext:value-type="float">
            <text:p>1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7]*[.J37]" office:value-type="float" office:value="0.019251040221914" calcext:value-type="float">
            <text:p>0.019251040221914</text:p>
          </table:table-cell>
          <table:table-cell table:style-name="ce18" office:value-type="float" office:value="125.5" calcext:value-type="float">
            <text:p>125.5</text:p>
          </table:table-cell>
          <table:table-cell table:style-name="ce18" office:value-type="float" office:value="145.8" calcext:value-type="float">
            <text:p>145.8</text:p>
          </table:table-cell>
          <table:table-cell table:style-name="ce18" table:formula="of:=([.N37]-[.M37])/100*[.I37]" office:value-type="float" office:value="1.827" calcext:value-type="float">
            <text:p>1.827</text:p>
          </table:table-cell>
          <table:table-cell table:style-name="ce18" table:formula="of:=[.N37]-(([.N37]-[.M37])/100)*200" office:value-type="float" office:value="105.2" calcext:value-type="float">
            <text:p>105.2</text:p>
          </table:table-cell>
          <table:table-cell table:style-name="ce18" table:formula="of:=0.25*[.L37]" office:value-type="float" office:value="0.0048127600554785" calcext:value-type="float">
            <text:p>0.004812760055479</text:p>
          </table:table-cell>
          <table:table-cell table:style-name="ce22" table:formula="of:=0.36*[.L37]" office:value-type="float" office:value="0.00693037447988904" calcext:value-type="float">
            <text:p>0.006930374479889</text:p>
          </table:table-cell>
          <table:table-cell table:style-name="ce18" table:formula="of:=0.39*[.L37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39" calcext:value-type="float">
            <text:p>39</text:p>
          </table:table-cell>
          <table:table-cell table:style-name="ce22" table:formula="of:=0.63*[.X37]" office:value-type="float" office:value="24.57" calcext:value-type="float">
            <text:p>24.57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37]/[.V37]*[.W37]" office:value-type="float" office:value="468.781302170284" calcext:value-type="float">
            <text:p>468.781302170284</text:p>
          </table:table-cell>
          <table:table-cell table:style-name="ce22" table:formula="of:=[.AA37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6</text:p>
          </table:table-cell>
          <table:table-cell table:style-name="ce13" office:value-type="float" office:value="160" calcext:value-type="float">
            <text:p>1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8]*[.J38]" office:value-type="float" office:value="0.0412522290469586" calcext:value-type="float">
            <text:p>0.041252229046959</text:p>
          </table:table-cell>
          <table:table-cell table:style-name="ce18" office:value-type="float" office:value="196.4" calcext:value-type="float">
            <text:p>196.4</text:p>
          </table:table-cell>
          <table:table-cell table:style-name="ce18" office:value-type="float" office:value="256.5" calcext:value-type="float">
            <text:p>256.5</text:p>
          </table:table-cell>
          <table:table-cell table:style-name="ce18" table:formula="of:=([.N38]-[.M38])/100*[.I38]" office:value-type="float" office:value="5.409" calcext:value-type="float">
            <text:p>5.409</text:p>
          </table:table-cell>
          <table:table-cell table:style-name="ce18" table:formula="of:=[.N38]-(([.N38]-[.M38])/100)*200" office:value-type="float" office:value="136.3" calcext:value-type="float">
            <text:p>136.3</text:p>
          </table:table-cell>
          <table:table-cell table:style-name="ce22" table:formula="of:=0.25*[.L38]" office:value-type="float" office:value="0.0103130572617396" calcext:value-type="float">
            <text:p>0.01031305726174</text:p>
          </table:table-cell>
          <table:table-cell table:style-name="ce22" table:formula="of:=0.36*[.L38]" office:value-type="float" office:value="0.0148508024569051" calcext:value-type="float">
            <text:p>0.014850802456905</text:p>
          </table:table-cell>
          <table:table-cell table:style-name="ce22" table:formula="of:=0.39*[.L3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61" calcext:value-type="float">
            <text:p>61</text:p>
          </table:table-cell>
          <table:table-cell table:style-name="ce22" table:formula="of:=0.63*[.X38]" office:value-type="float" office:value="38.43" calcext:value-type="float">
            <text:p>38.4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38]/[.V38]*[.W38]" office:value-type="float" office:value="468.781302170284" calcext:value-type="float">
            <text:p>468.781302170284</text:p>
          </table:table-cell>
          <table:table-cell table:style-name="ce22" table:formula="of:=[.AA3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7</text:p>
          </table:table-cell>
          <table:table-cell table:style-name="ce13" office:value-type="float" office:value="290" calcext:value-type="float">
            <text:p>29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9]*[.J39]" office:value-type="float" office:value="0.0412522290469586" calcext:value-type="float">
            <text:p>0.04125222904695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table:formula="of:=([.N39]-[.M39])/100*[.I39]" office:value-type="float" office:value="4.95" calcext:value-type="float">
            <text:p>4.95</text:p>
          </table:table-cell>
          <table:table-cell table:style-name="ce18" table:formula="of:=[.N39]-(([.N39]-[.M39])/100)*200" office:value-type="float" office:value="25" calcext:value-type="float">
            <text:p>25</text:p>
          </table:table-cell>
          <table:table-cell table:style-name="ce22" table:formula="of:=0.25*[.L39]" office:value-type="float" office:value="0.0103130572617396" calcext:value-type="float">
            <text:p>0.01031305726174</text:p>
          </table:table-cell>
          <table:table-cell table:style-name="ce22" table:formula="of:=0.36*[.L39]" office:value-type="float" office:value="0.0148508024569051" calcext:value-type="float">
            <text:p>0.014850802456905</text:p>
          </table:table-cell>
          <table:table-cell table:style-name="ce22" table:formula="of:=0.39*[.L3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table:formula="of:=0.63*[.X39]" office:value-type="float" office:value="63.63" calcext:value-type="float">
            <text:p>63.6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39]/[.V39]*[.W39]" office:value-type="float" office:value="468.781302170284" calcext:value-type="float">
            <text:p>468.781302170284</text:p>
          </table:table-cell>
          <table:table-cell table:style-name="ce22" table:formula="of:=[.AA39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8</text:p>
          </table:table-cell>
          <table:table-cell table:style-name="ce13" office:value-type="float" office:value="420" calcext:value-type="float">
            <text:p>4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0]*[.J40]" office:value-type="float" office:value="0.0412522290469586" calcext:value-type="float">
            <text:p>0.041252229046959</text:p>
          </table:table-cell>
          <table:table-cell table:style-name="ce18" office:value-type="float" office:value="102.5" calcext:value-type="float">
            <text:p>102.5</text:p>
          </table:table-cell>
          <table:table-cell table:style-name="ce18" office:value-type="float" office:value="144.3" calcext:value-type="float">
            <text:p>144.3</text:p>
          </table:table-cell>
          <table:table-cell table:style-name="ce18" table:formula="of:=([.N40]-[.M40])/100*[.I40]" office:value-type="float" office:value="3.762" calcext:value-type="float">
            <text:p>3.762</text:p>
          </table:table-cell>
          <table:table-cell table:style-name="ce18" table:formula="of:=[.N40]-(([.N40]-[.M40])/100)*200" office:value-type="float" office:value="60.7" calcext:value-type="float">
            <text:p>60.7</text:p>
          </table:table-cell>
          <table:table-cell table:style-name="ce22" table:formula="of:=0.25*[.L40]" office:value-type="float" office:value="0.0103130572617396" calcext:value-type="float">
            <text:p>0.01031305726174</text:p>
          </table:table-cell>
          <table:table-cell table:style-name="ce22" table:formula="of:=0.36*[.L40]" office:value-type="float" office:value="0.0148508024569051" calcext:value-type="float">
            <text:p>0.014850802456905</text:p>
          </table:table-cell>
          <table:table-cell table:style-name="ce22" table:formula="of:=0.39*[.L40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79" calcext:value-type="float">
            <text:p>79</text:p>
          </table:table-cell>
          <table:table-cell table:style-name="ce22" table:formula="of:=0.63*[.X40]" office:value-type="float" office:value="49.77" calcext:value-type="float">
            <text:p>49.77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Z40]/[.V40]*[.W40]" office:value-type="float" office:value="504.841402337229" calcext:value-type="float">
            <text:p>504.841402337229</text:p>
          </table:table-cell>
          <table:table-cell table:style-name="ce22" table:formula="of:=[.AA40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2" calcext:value-type="float">
            <text:p>242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9</text:p>
          </table:table-cell>
          <table:table-cell table:style-name="ce13" office:value-type="float" office:value="300" calcext:value-type="float">
            <text:p>3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1]*[.J41]" office:value-type="float" office:value="0.019251040221914" calcext:value-type="float">
            <text:p>0.019251040221914</text:p>
          </table:table-cell>
          <table:table-cell table:style-name="ce18" office:value-type="float" office:value="101.6" calcext:value-type="float">
            <text:p>101.6</text:p>
          </table:table-cell>
          <table:table-cell table:style-name="ce18" office:value-type="float" office:value="127.8" calcext:value-type="float">
            <text:p>127.8</text:p>
          </table:table-cell>
          <table:table-cell table:style-name="ce18" table:formula="of:=([.N41]-[.M41])/100*[.I41]" office:value-type="float" office:value="2.358" calcext:value-type="float">
            <text:p>2.358</text:p>
          </table:table-cell>
          <table:table-cell table:style-name="ce18" table:formula="of:=[.N41]-(([.N41]-[.M41])/100)*200" office:value-type="float" office:value="75.4" calcext:value-type="float">
            <text:p>75.4</text:p>
          </table:table-cell>
          <table:table-cell table:style-name="ce22" table:formula="of:=0.25*[.L41]" office:value-type="float" office:value="0.0048127600554785" calcext:value-type="float">
            <text:p>0.004812760055479</text:p>
          </table:table-cell>
          <table:table-cell table:style-name="ce22" table:formula="of:=0.36*[.L41]" office:value-type="float" office:value="0.00693037447988904" calcext:value-type="float">
            <text:p>0.006930374479889</text:p>
          </table:table-cell>
          <table:table-cell table:style-name="ce22" table:formula="of:=0.39*[.L41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X41]" office:value-type="float" office:value="35.91" calcext:value-type="float">
            <text:p>35.91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Z41]/[.V41]*[.W41]" office:value-type="float" office:value="504.841402337229" calcext:value-type="float">
            <text:p>504.841402337229</text:p>
          </table:table-cell>
          <table:table-cell table:style-name="ce22" table:formula="of:=[.AA41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0</text:p>
          </table:table-cell>
          <table:table-cell table:style-name="ce13" office:value-type="float" office:value="466" calcext:value-type="float">
            <text:p>466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2]*[.J42]" office:value-type="float" office:value="0.019251040221914" calcext:value-type="float">
            <text:p>0.019251040221914</text:p>
          </table:table-cell>
          <table:table-cell table:style-name="ce18" office:value-type="float" office:value="65.8" calcext:value-type="float">
            <text:p>65.8</text:p>
          </table:table-cell>
          <table:table-cell table:style-name="ce18" office:value-type="float" office:value="101.4" calcext:value-type="float">
            <text:p>101.4</text:p>
          </table:table-cell>
          <table:table-cell table:style-name="ce18" table:formula="of:=([.N42]-[.M42])/100*[.I42]" office:value-type="float" office:value="3.204" calcext:value-type="float">
            <text:p>3.204</text:p>
          </table:table-cell>
          <table:table-cell table:style-name="ce18" table:formula="of:=[.N42]-(([.N42]-[.M42])/100)*200" office:value-type="float" office:value="30.2" calcext:value-type="float">
            <text:p>30.2</text:p>
          </table:table-cell>
          <table:table-cell table:style-name="ce22" table:formula="of:=0.25*[.L42]" office:value-type="float" office:value="0.0048127600554785" calcext:value-type="float">
            <text:p>0.004812760055479</text:p>
          </table:table-cell>
          <table:table-cell table:style-name="ce22" table:formula="of:=0.36*[.L42]" office:value-type="float" office:value="0.00693037447988904" calcext:value-type="float">
            <text:p>0.006930374479889</text:p>
          </table:table-cell>
          <table:table-cell table:style-name="ce22" table:formula="of:=0.39*[.L42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88" calcext:value-type="float">
            <text:p>88</text:p>
          </table:table-cell>
          <table:table-cell table:style-name="ce22" table:formula="of:=0.63*[.X42]" office:value-type="float" office:value="55.44" calcext:value-type="float">
            <text:p>55.4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42]/[.V42]*[.W42]" office:value-type="float" office:value="468.781302170284" calcext:value-type="float">
            <text:p>468.781302170284</text:p>
          </table:table-cell>
          <table:table-cell table:style-name="ce22" table:formula="of:=[.AA42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5" calcext:value-type="float">
            <text:p>22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1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3]*[.J43]" office:value-type="float" office:value="0.0412522290469586" calcext:value-type="float">
            <text:p>0.041252229046959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27.5" calcext:value-type="float">
            <text:p>127.5</text:p>
          </table:table-cell>
          <table:table-cell table:style-name="ce18" table:formula="of:=([.N43]-[.M43])/100*[.I43]" office:value-type="float" office:value="1.755" calcext:value-type="float">
            <text:p>1.755</text:p>
          </table:table-cell>
          <table:table-cell table:style-name="ce18" table:formula="of:=[.N43]-(([.N43]-[.M43])/100)*200" office:value-type="float" office:value="88.5" calcext:value-type="float">
            <text:p>88.5</text:p>
          </table:table-cell>
          <table:table-cell table:style-name="ce22" table:formula="of:=0.25*[.L43]" office:value-type="float" office:value="0.0103130572617396" calcext:value-type="float">
            <text:p>0.01031305726174</text:p>
          </table:table-cell>
          <table:table-cell table:style-name="ce22" table:formula="of:=0.36*[.L43]" office:value-type="float" office:value="0.0148508024569051" calcext:value-type="float">
            <text:p>0.014850802456905</text:p>
          </table:table-cell>
          <table:table-cell table:style-name="ce22" table:formula="of:=0.39*[.L43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0.63*[.X43]" office:value-type="float" office:value="27.09" calcext:value-type="float">
            <text:p>27.09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Z43]/[.V43]*[.W43]" office:value-type="float" office:value="504.841402337229" calcext:value-type="float">
            <text:p>504.841402337229</text:p>
          </table:table-cell>
          <table:table-cell table:style-name="ce22" table:formula="of:=[.AA43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string" calcext:value-type="string">
            <text:p>in range(0,len(thermaldata[1])):</text:p>
          </table:table-cell>
          <table:table-cell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42</text:p>
          </table:table-cell>
          <table:table-cell table:style-name="ce13" office:value-type="float" office:value="560" calcext:value-type="float">
            <text:p>5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4]*[.J44]" office:value-type="float" office:value="0.0412522290469586" calcext:value-type="float">
            <text:p>0.041252229046959</text:p>
          </table:table-cell>
          <table:table-cell table:style-name="ce18" office:value-type="float" office:value="111.6" calcext:value-type="float">
            <text:p>111.6</text:p>
          </table:table-cell>
          <table:table-cell table:style-name="ce18" office:value-type="float" office:value="139.4" calcext:value-type="float">
            <text:p>139.4</text:p>
          </table:table-cell>
          <table:table-cell table:style-name="ce18" table:formula="of:=([.N44]-[.M44])/100*[.I44]" office:value-type="float" office:value="2.502" calcext:value-type="float">
            <text:p>2.502</text:p>
          </table:table-cell>
          <table:table-cell table:style-name="ce18" table:formula="of:=[.N44]-(([.N44]-[.M44])/100)*200" office:value-type="float" office:value="83.8" calcext:value-type="float">
            <text:p>83.8</text:p>
          </table:table-cell>
          <table:table-cell table:style-name="ce22" table:formula="of:=0.25*[.L44]" office:value-type="float" office:value="0.0103130572617396" calcext:value-type="float">
            <text:p>0.01031305726174</text:p>
          </table:table-cell>
          <table:table-cell table:style-name="ce22" table:formula="of:=0.36*[.L44]" office:value-type="float" office:value="0.0148508024569051" calcext:value-type="float">
            <text:p>0.014850802456905</text:p>
          </table:table-cell>
          <table:table-cell table:style-name="ce22" table:formula="of:=0.39*[.L44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3" calcext:value-type="float">
            <text:p>53</text:p>
          </table:table-cell>
          <table:table-cell table:style-name="ce22" table:formula="of:=0.63*[.X44]" office:value-type="float" office:value="33.39" calcext:value-type="float">
            <text:p>33.39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Z44]/[.V44]*[.W44]" office:value-type="float" office:value="468.781302170284" calcext:value-type="float">
            <text:p>468.781302170284</text:p>
          </table:table-cell>
          <table:table-cell table:style-name="ce22" table:formula="of:=[.AA44]/60" office:value-type="float" office:value="7.81302170283806" calcext:value-type="float">
            <text:p>7.81302170283806</text:p>
          </table:table-cell>
        </table:table-row>
        <table:table-row table:style-name="ro2" table:number-rows-repeated="4">
          <table:table-cell table:number-columns-repeated="28"/>
        </table:table-row>
        <table:table-row table:style-name="ro4">
          <table:table-cell table:number-columns-repeated="28"/>
        </table:table-row>
        <table:table-row table:style-name="ro4">
          <table:table-cell table:number-columns-repeated="16"/>
          <table:table-cell table:style-name="ce23" table:number-columns-repeated="3"/>
          <table:table-cell table:number-columns-repeated="9"/>
        </table:table-row>
        <table:table-row table:style-name="ro3">
          <table:table-cell table:number-columns-repeated="16"/>
          <table:table-cell table:style-name="ce25"/>
          <table:table-cell/>
          <table:table-cell table:style-name="ce23"/>
          <table:table-cell table:number-columns-repeated="9"/>
        </table:table-row>
        <table:table-row table:style-name="ro5" table:number-rows-repeated="1048523">
          <table:table-cell table:number-columns-repeated="28"/>
        </table:table-row>
        <table:table-row table:style-name="ro6">
          <table:table-cell table:number-columns-repeated="28"/>
        </table:table-row>
        <table:table-row table:style-name="ro6">
          <table:table-cell table:number-columns-repeated="28"/>
        </table:table-row>
      </table:table>
      <table:table table:name="Voltage and Phase Fractional Populations" table:style-name="ta2">
        <office:forms form:automatic-focus="false" form:apply-design-mode="false"/>
        <table:table-column table:style-name="co12" table:number-columns-repeated="1024" table:default-cell-style-name="Default"/>
        <table:table-row table:style-name="ro7">
          <table:table-cell table:style-name="ce28" office:value-type="string" calcext:value-type="string">
            <text:p>Voltage Class</text:p>
          </table:table-cell>
          <table:table-cell table:style-name="ce28" office:value-type="string" calcext:value-type="string">
            <text:p>Approximate Number in US Grid</text:p>
          </table:table-cell>
          <table:table-cell table:style-name="ce28" office:value-type="string" calcext:value-type="string">
            <text:p>Fractional Transformer Population</text:p>
          </table:table-cell>
          <table:table-cell table:style-name="ce7" office:value-type="string" calcext:value-type="string">
            <text:p>Phase</text:p>
          </table:table-cell>
          <table:table-cell table:style-name="ce34" office:value-type="string" calcext:value-type="string">
            <text:p>Fractional Population by phase</text:p>
          </table:table-cell>
          <table:table-cell table:style-name="ce34" office:value-type="string" calcext:value-type="string">
            <text:p>Net Fractional Population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230kV</text:p>
          </table:table-cell>
          <table:table-cell table:style-name="ce28" office:value-type="float" office:value="1388" calcext:value-type="float">
            <text:p>1388</text:p>
          </table:table-cell>
          <table:table-cell table:style-name="ce28" table:formula="of:=1388/(1388+1572+587+58)" office:value-type="float" office:value="0.38502080443828" calcext:value-type="float">
            <text:p>0.3850208044382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float" office:value="0.25" calcext:value-type="float">
            <text:p>0.25</text:p>
          </table:table-cell>
          <table:table-cell table:style-name="ce23" table:formula="of:=[.E2]*[.C2]" office:value-type="float" office:value="0.0962552011095701" calcext:value-type="float">
            <text:p>0.09625520110957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230kV</text:p>
          </table:table-cell>
          <table:table-cell table:style-name="ce28" office:value-type="float" office:value="1388" calcext:value-type="float">
            <text:p>1388</text:p>
          </table:table-cell>
          <table:table-cell table:style-name="ce28" table:formula="of:=1388/(1388+1572+587+58)" office:value-type="float" office:value="0.38502080443828" calcext:value-type="float">
            <text:p>0.38502080443828</text:p>
          </table:table-cell>
          <table:table-cell table:style-name="ce7" office:value-type="string" calcext:value-type="string">
            <text:p>Three</text:p>
          </table:table-cell>
          <table:table-cell table:style-name="ce7" office:value-type="float" office:value="0.75" calcext:value-type="float">
            <text:p>0.75</text:p>
          </table:table-cell>
          <table:table-cell table:style-name="ce23" table:formula="of:=[.E3]*[.C3]" office:value-type="float" office:value="0.28876560332871" calcext:value-type="float">
            <text:p>0.28876560332871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345kV</text:p>
          </table:table-cell>
          <table:table-cell table:style-name="ce28" office:value-type="float" office:value="1572" calcext:value-type="float">
            <text:p>1572</text:p>
          </table:table-cell>
          <table:table-cell table:style-name="ce28" table:formula="of:=1572/(1388+1572+587+58)" office:value-type="float" office:value="0.436061026352289" calcext:value-type="float">
            <text:p>0.436061026352289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15" calcext:value-type="float">
            <text:p>0.15</text:p>
          </table:table-cell>
          <table:table-cell table:style-name="ce23" table:formula="of:=[.E4]*[.C4]" office:value-type="float" office:value="0.0654091539528433" calcext:value-type="float">
            <text:p>0.065409153952843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345kV</text:p>
          </table:table-cell>
          <table:table-cell table:style-name="ce28" office:value-type="float" office:value="1572" calcext:value-type="float">
            <text:p>1572</text:p>
          </table:table-cell>
          <table:table-cell table:style-name="ce28" table:formula="of:=1572/(1388+1572+587+58)" office:value-type="float" office:value="0.436061026352289" calcext:value-type="float">
            <text:p>0.436061026352289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85" calcext:value-type="float">
            <text:p>0.85</text:p>
          </table:table-cell>
          <table:table-cell table:style-name="ce23" table:formula="of:=[.E5]*[.C5]" office:value-type="float" office:value="0.370651872399445" calcext:value-type="float">
            <text:p>0.370651872399445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500kV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table:formula="of:=587/(1388+1572+587+58)" office:value-type="float" office:value="0.162829403606103" calcext:value-type="float">
            <text:p>0.162829403606103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66" calcext:value-type="float">
            <text:p>0.66</text:p>
          </table:table-cell>
          <table:table-cell table:style-name="ce23" table:formula="of:=[.E6]*[.C6]" office:value-type="float" office:value="0.107467406380028" calcext:value-type="float">
            <text:p>0.107467406380028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500kV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table:formula="of:=587/(1388+1572+587+58)" office:value-type="float" office:value="0.162829403606103" calcext:value-type="float">
            <text:p>0.162829403606103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34" calcext:value-type="float">
            <text:p>0.34</text:p>
          </table:table-cell>
          <table:table-cell table:style-name="ce23" table:formula="of:=[.E7]*[.C7]" office:value-type="float" office:value="0.0553619972260749" calcext:value-type="float">
            <text:p>0.055361997226075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765kV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58/(1388+1572+587+58)" office:value-type="float" office:value="0.0160887656033287" calcext:value-type="float">
            <text:p>0.016088765603329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97" calcext:value-type="float">
            <text:p>0.97</text:p>
          </table:table-cell>
          <table:table-cell table:style-name="ce23" table:formula="of:=[.E8]*[.C8]" office:value-type="float" office:value="0.0156061026352289" calcext:value-type="float">
            <text:p>0.015606102635229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765kV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58/(1388+1572+587+58)" office:value-type="float" office:value="0.0160887656033287" calcext:value-type="float">
            <text:p>0.016088765603329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03" calcext:value-type="float">
            <text:p>0.03</text:p>
          </table:table-cell>
          <table:table-cell table:style-name="ce23" table:formula="of:=[.E9]*[.C9]" office:value-type="float" office:value="0.000482662968099861" calcext:value-type="float">
            <text:p>0.000482662968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35" office:value-type="string" calcext:value-type="string">
            <text:p>Should be 1:</text:p>
          </table:table-cell>
          <table:table-cell table:style-name="ce23" table:formula="of:=SUM([.F2:.F9])" office:value-type="float" office:value="1" calcext:value-type="float">
            <text:p>1</text:p>
          </table:table-cell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C per Phase per Unit Field" table:style-name="ta3">
        <office:forms form:automatic-focus="false" form:apply-design-mode="false"/>
        <table:table-column table:style-name="co12" table:number-columns-repeated="1024" table:default-cell-style-name="Default"/>
        <table:table-row table:style-name="ro8">
          <table:table-cell table:style-name="ce36" office:value-type="string" calcext:value-type="string">
            <text:p>Voltage Class</text:p>
          </table:table-cell>
          <table:table-cell table:style-name="ce38" office:value-type="string" calcext:value-type="string">
            <text:p>Average Power Line Length (km)</text:p>
          </table:table-cell>
          <table:table-cell table:style-name="ce34" office:value-type="string" calcext:value-type="string">
            <text:p>Estimated GIC per Phase Per Unit E field (A/(V/km))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69kV</text:p>
          </table:table-cell>
          <table:table-cell table:style-name="ce39" office:value-type="float" office:value="23.2" calcext:value-type="float">
            <text:p>23.2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115kV</text:p>
          </table:table-cell>
          <table:table-cell table:style-name="ce39" office:value-type="float" office:value="23.04" calcext:value-type="float">
            <text:p>23.04</text:p>
          </table:table-cell>
          <table:table-cell table:number-columns-repeated="1022"/>
        </table:table-row>
        <table:table-row table:style-name="ro3">
          <table:table-cell table:style-name="ce37" office:value-type="string" calcext:value-type="string">
            <text:p>230kV</text:p>
          </table:table-cell>
          <table:table-cell table:style-name="ce39" office:value-type="float" office:value="54.4" calcext:value-type="float">
            <text:p>54.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37" office:value-type="string" calcext:value-type="string">
            <text:p>345kV</text:p>
          </table:table-cell>
          <table:table-cell table:style-name="ce39" office:value-type="float" office:value="58.4" calcext:value-type="float">
            <text:p>58.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37" office:value-type="string" calcext:value-type="string">
            <text:p>500kV</text:p>
          </table:table-cell>
          <table:table-cell table:style-name="ce39" office:value-type="float" office:value="86.56" calcext:value-type="float">
            <text:p>86.56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735kV</text:p>
          </table:table-cell>
          <table:table-cell table:style-name="ce23" table:formula="of:=1.6*64.7" office:value-type="float" office:value="103.52" calcext:value-type="float">
            <text:p>103.52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Thermal.A3:Thermal.AMJ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21:40:33.153206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es_20_Thermal_20_Vulnerability" style:display-name="PageStyle_Tie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Constant_20_Calc" style:display-name="PageStyle_Time Constant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e_20_Temp_20_Limits" style:display-name="PageStyle_Tie Temp Lim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former_20_Ages" style:display-name="PageStyle_Transformer 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ings_20_Thermal_20_Vulnerability" style:display-name="PageStyle_Winding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tage_20_and_20_Phase_20_Fractional_20_Populations" style:display-name="PageStyle_Voltage and Phase Fractional Pop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C_20_per_20_Phase_20_per_20_Unit_20_Field" style:display-name="PageStyle_GIC per Phase per Unit Fie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2-23T23:23:56.263907469</dc:date>
    <meta:editing-duration>PT19H9M57S</meta:editing-duration>
    <meta:editing-cycles>11</meta:editing-cycles>
    <meta:document-statistic meta:table-count="3" meta:cell-count="1286" meta:object-count="0"/>
  </office:meta>
</office:document-meta>
</file>